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89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0.9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Yr</text:p>
          </table:table-cell>
          <table:table-cell office:value-type="string" calcext:value-type="string">
            <text:p>RegNo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Gokul <text:s/>Moha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MUT18ME0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Alister Reeve <text:s/>Xavier F</text:p>
          </table:table-cell>
          <table:table-cell table:formula="of:=MID([.C3];4;2)" office:value-type="string" office:string-value="15" calcext:value-type="string">
            <text:p>15</text:p>
          </table:table-cell>
          <table:table-cell office:value-type="string" calcext:value-type="string">
            <text:p>NCE15AU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364</text:p>
          </table:table-cell>
        </table:table-row>
        <table:table-row table:style-name="ro1">
          <table:table-cell office:value-type="string" calcext:value-type="string">
            <text:p>Arjun. <text:s/>T</text:p>
          </table:table-cell>
          <table:table-cell table:formula="of:=MID([.C4];5;2)" office:value-type="string" office:string-value="15" calcext:value-type="string">
            <text:p>15</text:p>
          </table:table-cell>
          <table:table-cell office:value-type="string" calcext:value-type="string">
            <text:p>LMDL15EC1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Monish Mohan. K. M</text:p>
          </table:table-cell>
          <table:table-cell table:formula="of:=MID([.C5];5;2)" office:value-type="string" office:string-value="15" calcext:value-type="string">
            <text:p>15</text:p>
          </table:table-cell>
          <table:table-cell office:value-type="string" calcext:value-type="string">
            <text:p>LMDL15EC1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Nathasha <text:s/>P. A</text:p>
          </table:table-cell>
          <table:table-cell table:formula="of:=MID([.C6];4;2)" office:value-type="string" office:string-value="15" calcext:value-type="string">
            <text:p>15</text:p>
          </table:table-cell>
          <table:table-cell office:value-type="string" calcext:value-type="string">
            <text:p>MDL15EC0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reejith. <text:s/>A.C</text:p>
          </table:table-cell>
          <table:table-cell table:formula="of:=MID([.C7];4;2)" office:value-type="string" office:string-value="15" calcext:value-type="string">
            <text:p>15</text:p>
          </table:table-cell>
          <table:table-cell office:value-type="string" calcext:value-type="string">
            <text:p>MES15EC0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hreeram <text:s/>K C</text:p>
          </table:table-cell>
          <table:table-cell table:formula="of:=MID([.C8];4;2)" office:value-type="string" office:string-value="15" calcext:value-type="string">
            <text:p>15</text:p>
          </table:table-cell>
          <table:table-cell office:value-type="string" calcext:value-type="string">
            <text:p>SCM15EE0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4</text:p>
          </table:table-cell>
        </table:table-row>
        <table:table-row table:style-name="ro1">
          <table:table-cell office:value-type="string" calcext:value-type="string">
            <text:p>Yedhu <text:s/>Prakash</text:p>
          </table:table-cell>
          <table:table-cell table:formula="of:=MID([.C9];4;2)" office:value-type="string" office:string-value="15" calcext:value-type="string">
            <text:p>15</text:p>
          </table:table-cell>
          <table:table-cell office:value-type="string" calcext:value-type="string">
            <text:p>SBC15EE0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Vinayak K S</text:p>
          </table:table-cell>
          <table:table-cell table:formula="of:=MID([.C10];4;2)" office:value-type="string" office:string-value="15" calcext:value-type="string">
            <text:p>15</text:p>
          </table:table-cell>
          <table:table-cell office:value-type="string" calcext:value-type="string">
            <text:p>ASI15EE0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P S Bharath Krishna </text:p>
          </table:table-cell>
          <table:table-cell table:formula="of:=MID([.C11];4;2)" office:value-type="string" office:string-value="15" calcext:value-type="string">
            <text:p>15</text:p>
          </table:table-cell>
          <table:table-cell office:value-type="string" calcext:value-type="string">
            <text:p>TOC15ME0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2</text:p>
          </table:table-cell>
        </table:table-row>
        <table:table-row table:style-name="ro1">
          <table:table-cell office:value-type="string" calcext:value-type="string">
            <text:p>Githin G Ambady</text:p>
          </table:table-cell>
          <table:table-cell table:formula="of:=MID([.C12];4;2)" office:value-type="string" office:string-value="15" calcext:value-type="string">
            <text:p>15</text:p>
          </table:table-cell>
          <table:table-cell office:value-type="string" calcext:value-type="string">
            <text:p>TOC15ME0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2</text:p>
          </table:table-cell>
        </table:table-row>
        <table:table-row table:style-name="ro1">
          <table:table-cell office:value-type="string" calcext:value-type="string">
            <text:p>Aravind <text:s/>Suresh</text:p>
          </table:table-cell>
          <table:table-cell table:formula="of:=MID([.C13];4;2)" office:value-type="string" office:string-value="16" calcext:value-type="string">
            <text:p>16</text:p>
          </table:table-cell>
          <table:table-cell office:value-type="string" calcext:value-type="string">
            <text:p>KIT16AU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362</text:p>
          </table:table-cell>
        </table:table-row>
        <table:table-row table:style-name="ro1">
          <table:table-cell office:value-type="string" calcext:value-type="string">
            <text:p>Rockose <text:s/>E P</text:p>
          </table:table-cell>
          <table:table-cell table:formula="of:=MID([.C14];4;2)" office:value-type="string" office:string-value="16" calcext:value-type="string">
            <text:p>16</text:p>
          </table:table-cell>
          <table:table-cell office:value-type="string" calcext:value-type="string">
            <text:p>MDL16EBE0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Rakesh T R</text:p>
          </table:table-cell>
          <table:table-cell table:formula="of:=MID([.C15];4;2)" office:value-type="string" office:string-value="16" calcext:value-type="string">
            <text:p>16</text:p>
          </table:table-cell>
          <table:table-cell office:value-type="string" calcext:value-type="string">
            <text:p>SBC16BT0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T368</text:p>
          </table:table-cell>
        </table:table-row>
        <table:table-row table:style-name="ro1">
          <table:table-cell office:value-type="string" calcext:value-type="string">
            <text:p>Shyam <text:s/>Santhosh</text:p>
          </table:table-cell>
          <table:table-cell table:formula="of:=MID([.C16];4;2)" office:value-type="string" office:string-value="16" calcext:value-type="string">
            <text:p>16</text:p>
          </table:table-cell>
          <table:table-cell office:value-type="string" calcext:value-type="string">
            <text:p>MZC16CE0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362</text:p>
          </table:table-cell>
        </table:table-row>
        <table:table-row table:style-name="ro1">
          <table:table-cell office:value-type="string" calcext:value-type="string">
            <text:p>Gokul P Nair</text:p>
          </table:table-cell>
          <table:table-cell table:formula="of:=MID([.C17];4;2)" office:value-type="string" office:string-value="16" calcext:value-type="string">
            <text:p>16</text:p>
          </table:table-cell>
          <table:table-cell office:value-type="string" calcext:value-type="string">
            <text:p>NSS16CE0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362</text:p>
          </table:table-cell>
        </table:table-row>
        <table:table-row table:style-name="ro1">
          <table:table-cell office:value-type="string" calcext:value-type="string">
            <text:p>Anu <text:s/>Ashok</text:p>
          </table:table-cell>
          <table:table-cell table:formula="of:=MID([.C18];4;2)" office:value-type="string" office:string-value="16" calcext:value-type="string">
            <text:p>16</text:p>
          </table:table-cell>
          <table:table-cell office:value-type="string" calcext:value-type="string">
            <text:p>SNT16CE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362</text:p>
          </table:table-cell>
        </table:table-row>
        <table:table-row table:style-name="ro1">
          <table:table-cell office:value-type="string" calcext:value-type="string">
            <text:p>Abhith Bhaskar M V</text:p>
          </table:table-cell>
          <table:table-cell table:formula="of:=MID([.C19];4;2)" office:value-type="string" office:string-value="16" calcext:value-type="string">
            <text:p>16</text:p>
          </table:table-cell>
          <table:table-cell office:value-type="string" calcext:value-type="string">
            <text:p>CCV16CH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366</text:p>
          </table:table-cell>
        </table:table-row>
        <table:table-row table:style-name="ro1">
          <table:table-cell office:value-type="string" calcext:value-type="string">
            <text:p>Harold <text:s/>Edison</text:p>
          </table:table-cell>
          <table:table-cell table:formula="of:=MID([.C20];4;2)" office:value-type="string" office:string-value="16" calcext:value-type="string">
            <text:p>16</text:p>
          </table:table-cell>
          <table:table-cell office:value-type="string" calcext:value-type="string">
            <text:p>RET16CS1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72</text:p>
          </table:table-cell>
        </table:table-row>
        <table:table-row table:style-name="ro1">
          <table:table-cell office:value-type="string" calcext:value-type="string">
            <text:p>Dilshith <text:s/>E</text:p>
          </table:table-cell>
          <table:table-cell table:formula="of:=MID([.C21];4;2)" office:value-type="string" office:string-value="16" calcext:value-type="string">
            <text:p>16</text:p>
          </table:table-cell>
          <table:table-cell office:value-type="string" calcext:value-type="string">
            <text:p>MDL16EC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hwetha Poornima <text:s/>P S</text:p>
          </table:table-cell>
          <table:table-cell table:formula="of:=MID([.C22];4;2)" office:value-type="string" office:string-value="16" calcext:value-type="string">
            <text:p>16</text:p>
          </table:table-cell>
          <table:table-cell office:value-type="string" calcext:value-type="string">
            <text:p>RET16EC1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Praveen <text:s/>Krishna</text:p>
          </table:table-cell>
          <table:table-cell table:formula="of:=MID([.C23];5;2)" office:value-type="string" office:string-value="16" calcext:value-type="string">
            <text:p>16</text:p>
          </table:table-cell>
          <table:table-cell office:value-type="string" calcext:value-type="string">
            <text:p>LMDL16EE0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Rakhesh <text:s/>S</text:p>
          </table:table-cell>
          <table:table-cell table:formula="of:=MID([.C24];4;2)" office:value-type="string" office:string-value="16" calcext:value-type="string">
            <text:p>16</text:p>
          </table:table-cell>
          <table:table-cell office:value-type="string" calcext:value-type="string">
            <text:p>MDL16EE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N Jaiya Sunjanaa</text:p>
          </table:table-cell>
          <table:table-cell table:formula="of:=MID([.C25];4;2)" office:value-type="string" office:string-value="16" calcext:value-type="string">
            <text:p>16</text:p>
          </table:table-cell>
          <table:table-cell office:value-type="string" calcext:value-type="string">
            <text:p>ASI16IT0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364</text:p>
          </table:table-cell>
        </table:table-row>
        <table:table-row table:style-name="ro1">
          <table:table-cell office:value-type="string" calcext:value-type="string">
            <text:p>Anoop <text:s/>Chacko</text:p>
          </table:table-cell>
          <table:table-cell table:formula="of:=MID([.C26];4;2)" office:value-type="string" office:string-value="16" calcext:value-type="string">
            <text:p>16</text:p>
          </table:table-cell>
          <table:table-cell office:value-type="string" calcext:value-type="string">
            <text:p>TCE16ME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2</text:p>
          </table:table-cell>
        </table:table-row>
        <table:table-row table:style-name="ro1">
          <table:table-cell office:value-type="string" calcext:value-type="string">
            <text:p>Ananthu <text:s/>Manikuttan</text:p>
          </table:table-cell>
          <table:table-cell table:formula="of:=MID([.C27];4;2)" office:value-type="string" office:string-value="16" calcext:value-type="string">
            <text:p>16</text:p>
          </table:table-cell>
          <table:table-cell office:value-type="string" calcext:value-type="string">
            <text:p>TCE16ME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6</text:p>
          </table:table-cell>
        </table:table-row>
        <table:table-row table:style-name="ro1">
          <table:table-cell office:value-type="string" calcext:value-type="string">
            <text:p>Jithin <text:s/>Thomas</text:p>
          </table:table-cell>
          <table:table-cell table:formula="of:=MID([.C28];4;2)" office:value-type="string" office:string-value="17" calcext:value-type="string">
            <text:p>17</text:p>
          </table:table-cell>
          <table:table-cell office:value-type="string" calcext:value-type="string">
            <text:p>SCM17ME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8</text:p>
          </table:table-cell>
        </table:table-row>
        <table:table-row table:style-name="ro1">
          <table:table-cell office:value-type="string" calcext:value-type="string">
            <text:p>Asnamol <text:s/>C.A</text:p>
          </table:table-cell>
          <table:table-cell table:formula="of:=MID([.C29];4;2)" office:value-type="string" office:string-value="18" calcext:value-type="string">
            <text:p>18</text:p>
          </table:table-cell>
          <table:table-cell office:value-type="string" calcext:value-type="string">
            <text:p>RET18AE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E364</text:p>
          </table:table-cell>
        </table:table-row>
        <table:table-row table:style-name="ro1">
          <table:table-cell office:value-type="string" calcext:value-type="string">
            <text:p>Annet Mary Vincent</text:p>
          </table:table-cell>
          <table:table-cell table:formula="of:=MID([.C30];4;2)" office:value-type="string" office:string-value="18" calcext:value-type="string">
            <text:p>18</text:p>
          </table:table-cell>
          <table:table-cell office:value-type="string" calcext:value-type="string">
            <text:p>KKE18AE0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E366</text:p>
          </table:table-cell>
        </table:table-row>
        <table:table-row table:style-name="ro1">
          <table:table-cell office:value-type="string" calcext:value-type="string">
            <text:p>Ameena Muhammad </text:p>
          </table:table-cell>
          <table:table-cell table:formula="of:=MID([.C31];4;2)" office:value-type="string" office:string-value="18" calcext:value-type="string">
            <text:p>18</text:p>
          </table:table-cell>
          <table:table-cell office:value-type="string" calcext:value-type="string">
            <text:p>TKI18BM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4</text:p>
          </table:table-cell>
        </table:table-row>
        <table:table-row table:style-name="ro1">
          <table:table-cell office:value-type="string" calcext:value-type="string">
            <text:p>Aiswarya K <text:s/></text:p>
          </table:table-cell>
          <table:table-cell table:formula="of:=MID([.C32];5;2)" office:value-type="string" office:string-value="18" calcext:value-type="string">
            <text:p>18</text:p>
          </table:table-cell>
          <table:table-cell office:value-type="string" calcext:value-type="string">
            <text:p>LMDL18EBE0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Drishya Raj V T <text:s/></text:p>
          </table:table-cell>
          <table:table-cell table:formula="of:=MID([.C33];5;2)" office:value-type="string" office:string-value="18" calcext:value-type="string">
            <text:p>18</text:p>
          </table:table-cell>
          <table:table-cell office:value-type="string" calcext:value-type="string">
            <text:p>LMDL18EBE0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Abhijath <text:s/>S</text:p>
          </table:table-cell>
          <table:table-cell table:formula="of:=MID([.C34];4;2)" office:value-type="string" office:string-value="18" calcext:value-type="string">
            <text:p>18</text:p>
          </table:table-cell>
          <table:table-cell office:value-type="string" calcext:value-type="string">
            <text:p>MDL18EBE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Abhinav <text:s/>D</text:p>
          </table:table-cell>
          <table:table-cell table:formula="of:=MID([.C35];4;2)" office:value-type="string" office:string-value="18" calcext:value-type="string">
            <text:p>18</text:p>
          </table:table-cell>
          <table:table-cell office:value-type="string" calcext:value-type="string">
            <text:p>MDL18EBE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Abhishek <text:s/>A S</text:p>
          </table:table-cell>
          <table:table-cell table:formula="of:=MID([.C36];4;2)" office:value-type="string" office:string-value="18" calcext:value-type="string">
            <text:p>18</text:p>
          </table:table-cell>
          <table:table-cell office:value-type="string" calcext:value-type="string">
            <text:p>MDL18EBE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Abijith <text:s/>Sureshbabu</text:p>
          </table:table-cell>
          <table:table-cell table:formula="of:=MID([.C37];4;2)" office:value-type="string" office:string-value="18" calcext:value-type="string">
            <text:p>18</text:p>
          </table:table-cell>
          <table:table-cell office:value-type="string" calcext:value-type="string">
            <text:p>MDL18EBE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Akshitha Mb <text:s/>Mb</text:p>
          </table:table-cell>
          <table:table-cell table:formula="of:=MID([.C38];4;2)" office:value-type="string" office:string-value="18" calcext:value-type="string">
            <text:p>18</text:p>
          </table:table-cell>
          <table:table-cell office:value-type="string" calcext:value-type="string">
            <text:p>MDL18EBE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Alan <text:s/>Shaji</text:p>
          </table:table-cell>
          <table:table-cell table:formula="of:=MID([.C39];4;2)" office:value-type="string" office:string-value="18" calcext:value-type="string">
            <text:p>18</text:p>
          </table:table-cell>
          <table:table-cell office:value-type="string" calcext:value-type="string">
            <text:p>MDL18EBE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Amrutha Raj <text:s/>Arakkal</text:p>
          </table:table-cell>
          <table:table-cell table:formula="of:=MID([.C40];4;2)" office:value-type="string" office:string-value="18" calcext:value-type="string">
            <text:p>18</text:p>
          </table:table-cell>
          <table:table-cell office:value-type="string" calcext:value-type="string">
            <text:p>MDL18EBE0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Ananthu <text:s/>R</text:p>
          </table:table-cell>
          <table:table-cell table:formula="of:=MID([.C41];4;2)" office:value-type="string" office:string-value="18" calcext:value-type="string">
            <text:p>18</text:p>
          </table:table-cell>
          <table:table-cell office:value-type="string" calcext:value-type="string">
            <text:p>MDL18EBE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Athulya Ullas P</text:p>
          </table:table-cell>
          <table:table-cell table:formula="of:=MID([.C42];4;2)" office:value-type="string" office:string-value="18" calcext:value-type="string">
            <text:p>18</text:p>
          </table:table-cell>
          <table:table-cell office:value-type="string" calcext:value-type="string">
            <text:p>MDL18EBE0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Binal P Baby</text:p>
          </table:table-cell>
          <table:table-cell table:formula="of:=MID([.C43];4;2)" office:value-type="string" office:string-value="18" calcext:value-type="string">
            <text:p>18</text:p>
          </table:table-cell>
          <table:table-cell office:value-type="string" calcext:value-type="string">
            <text:p>MDL18EBE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Binusree <text:s/>M B</text:p>
          </table:table-cell>
          <table:table-cell table:formula="of:=MID([.C44];4;2)" office:value-type="string" office:string-value="18" calcext:value-type="string">
            <text:p>18</text:p>
          </table:table-cell>
          <table:table-cell office:value-type="string" calcext:value-type="string">
            <text:p>MDL18EBE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Denil Geo Daise</text:p>
          </table:table-cell>
          <table:table-cell table:formula="of:=MID([.C45];4;2)" office:value-type="string" office:string-value="18" calcext:value-type="string">
            <text:p>18</text:p>
          </table:table-cell>
          <table:table-cell office:value-type="string" calcext:value-type="string">
            <text:p>MDL18EBE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Diya Fathima M S</text:p>
          </table:table-cell>
          <table:table-cell table:formula="of:=MID([.C46];4;2)" office:value-type="string" office:string-value="18" calcext:value-type="string">
            <text:p>18</text:p>
          </table:table-cell>
          <table:table-cell office:value-type="string" calcext:value-type="string">
            <text:p>MDL18EBE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Fabiya <text:s/>C A</text:p>
          </table:table-cell>
          <table:table-cell table:formula="of:=MID([.C47];4;2)" office:value-type="string" office:string-value="18" calcext:value-type="string">
            <text:p>18</text:p>
          </table:table-cell>
          <table:table-cell office:value-type="string" calcext:value-type="string">
            <text:p>MDL18EBE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Fathima <text:s/>Noureen E.A</text:p>
          </table:table-cell>
          <table:table-cell table:formula="of:=MID([.C48];4;2)" office:value-type="string" office:string-value="18" calcext:value-type="string">
            <text:p>18</text:p>
          </table:table-cell>
          <table:table-cell office:value-type="string" calcext:value-type="string">
            <text:p>MDL18EBE0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Fathima <text:s/>Siraj</text:p>
          </table:table-cell>
          <table:table-cell table:formula="of:=MID([.C49];4;2)" office:value-type="string" office:string-value="18" calcext:value-type="string">
            <text:p>18</text:p>
          </table:table-cell>
          <table:table-cell office:value-type="string" calcext:value-type="string">
            <text:p>MDL18EBE0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Hazeena <text:s/>O S</text:p>
          </table:table-cell>
          <table:table-cell table:formula="of:=MID([.C50];4;2)" office:value-type="string" office:string-value="18" calcext:value-type="string">
            <text:p>18</text:p>
          </table:table-cell>
          <table:table-cell office:value-type="string" calcext:value-type="string">
            <text:p>MDL18EBE0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Husna Fathima U M</text:p>
          </table:table-cell>
          <table:table-cell table:formula="of:=MID([.C51];4;2)" office:value-type="string" office:string-value="18" calcext:value-type="string">
            <text:p>18</text:p>
          </table:table-cell>
          <table:table-cell office:value-type="string" calcext:value-type="string">
            <text:p>MDL18EBE0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Jasbeer <text:s/>Bj</text:p>
          </table:table-cell>
          <table:table-cell table:formula="of:=MID([.C52];4;2)" office:value-type="string" office:string-value="18" calcext:value-type="string">
            <text:p>18</text:p>
          </table:table-cell>
          <table:table-cell office:value-type="string" calcext:value-type="string">
            <text:p>MDL18EBE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Jasmin V A</text:p>
          </table:table-cell>
          <table:table-cell table:formula="of:=MID([.C53];4;2)" office:value-type="string" office:string-value="18" calcext:value-type="string">
            <text:p>18</text:p>
          </table:table-cell>
          <table:table-cell office:value-type="string" calcext:value-type="string">
            <text:p>MDL18EBE0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Jency <text:s/>Babu</text:p>
          </table:table-cell>
          <table:table-cell table:formula="of:=MID([.C54];4;2)" office:value-type="string" office:string-value="18" calcext:value-type="string">
            <text:p>18</text:p>
          </table:table-cell>
          <table:table-cell office:value-type="string" calcext:value-type="string">
            <text:p>MDL18EBE0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Jibi <text:s/>Antony</text:p>
          </table:table-cell>
          <table:table-cell table:formula="of:=MID([.C55];4;2)" office:value-type="string" office:string-value="18" calcext:value-type="string">
            <text:p>18</text:p>
          </table:table-cell>
          <table:table-cell office:value-type="string" calcext:value-type="string">
            <text:p>MDL18EBE0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Juby <text:s/>Mathew</text:p>
          </table:table-cell>
          <table:table-cell table:formula="of:=MID([.C56];4;2)" office:value-type="string" office:string-value="18" calcext:value-type="string">
            <text:p>18</text:p>
          </table:table-cell>
          <table:table-cell office:value-type="string" calcext:value-type="string">
            <text:p>MDL18EBE0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Juvairiya <text:s/>Shajahan</text:p>
          </table:table-cell>
          <table:table-cell table:formula="of:=MID([.C57];4;2)" office:value-type="string" office:string-value="18" calcext:value-type="string">
            <text:p>18</text:p>
          </table:table-cell>
          <table:table-cell office:value-type="string" calcext:value-type="string">
            <text:p>MDL18EBE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Keerthana <text:s/>Mariya</text:p>
          </table:table-cell>
          <table:table-cell table:formula="of:=MID([.C58];4;2)" office:value-type="string" office:string-value="18" calcext:value-type="string">
            <text:p>18</text:p>
          </table:table-cell>
          <table:table-cell office:value-type="string" calcext:value-type="string">
            <text:p>MDL18EBE0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Lashik <text:s/>Laiju</text:p>
          </table:table-cell>
          <table:table-cell table:formula="of:=MID([.C59];4;2)" office:value-type="string" office:string-value="18" calcext:value-type="string">
            <text:p>18</text:p>
          </table:table-cell>
          <table:table-cell office:value-type="string" calcext:value-type="string">
            <text:p>MDL18EBE0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Maria <text:s/>Benny</text:p>
          </table:table-cell>
          <table:table-cell table:formula="of:=MID([.C60];4;2)" office:value-type="string" office:string-value="18" calcext:value-type="string">
            <text:p>18</text:p>
          </table:table-cell>
          <table:table-cell office:value-type="string" calcext:value-type="string">
            <text:p>MDL18EBE0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Mathew P Zacharia</text:p>
          </table:table-cell>
          <table:table-cell table:formula="of:=MID([.C61];4;2)" office:value-type="string" office:string-value="18" calcext:value-type="string">
            <text:p>18</text:p>
          </table:table-cell>
          <table:table-cell office:value-type="string" calcext:value-type="string">
            <text:p>MDL18EBE0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Merin Thresia Judy</text:p>
          </table:table-cell>
          <table:table-cell table:formula="of:=MID([.C62];4;2)" office:value-type="string" office:string-value="18" calcext:value-type="string">
            <text:p>18</text:p>
          </table:table-cell>
          <table:table-cell office:value-type="string" calcext:value-type="string">
            <text:p>MDL18EBE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Mohammed <text:s/>Salih</text:p>
          </table:table-cell>
          <table:table-cell table:formula="of:=MID([.C63];4;2)" office:value-type="string" office:string-value="18" calcext:value-type="string">
            <text:p>18</text:p>
          </table:table-cell>
          <table:table-cell office:value-type="string" calcext:value-type="string">
            <text:p>MDL18EBE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Neetha Jayan Thomas</text:p>
          </table:table-cell>
          <table:table-cell table:formula="of:=MID([.C64];4;2)" office:value-type="string" office:string-value="18" calcext:value-type="string">
            <text:p>18</text:p>
          </table:table-cell>
          <table:table-cell office:value-type="string" calcext:value-type="string">
            <text:p>MDL18EBE0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Nesrin Abdul Abdulali</text:p>
          </table:table-cell>
          <table:table-cell table:formula="of:=MID([.C65];4;2)" office:value-type="string" office:string-value="18" calcext:value-type="string">
            <text:p>18</text:p>
          </table:table-cell>
          <table:table-cell office:value-type="string" calcext:value-type="string">
            <text:p>MDL18EBE0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Parvathy Korambore Sooraj</text:p>
          </table:table-cell>
          <table:table-cell table:formula="of:=MID([.C66];4;2)" office:value-type="string" office:string-value="18" calcext:value-type="string">
            <text:p>18</text:p>
          </table:table-cell>
          <table:table-cell office:value-type="string" calcext:value-type="string">
            <text:p>MDL18EBE0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P A Shekha Mol</text:p>
          </table:table-cell>
          <table:table-cell table:formula="of:=MID([.C67];4;2)" office:value-type="string" office:string-value="18" calcext:value-type="string">
            <text:p>18</text:p>
          </table:table-cell>
          <table:table-cell office:value-type="string" calcext:value-type="string">
            <text:p>MDL18EBE0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Rahana <text:s/>V J</text:p>
          </table:table-cell>
          <table:table-cell table:formula="of:=MID([.C68];4;2)" office:value-type="string" office:string-value="18" calcext:value-type="string">
            <text:p>18</text:p>
          </table:table-cell>
          <table:table-cell office:value-type="string" calcext:value-type="string">
            <text:p>MDL18EBE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Rinni Mariam Mathew</text:p>
          </table:table-cell>
          <table:table-cell table:formula="of:=MID([.C69];4;2)" office:value-type="string" office:string-value="18" calcext:value-type="string">
            <text:p>18</text:p>
          </table:table-cell>
          <table:table-cell office:value-type="string" calcext:value-type="string">
            <text:p>MDL18EBE0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Sradha <text:s/>Baburaj</text:p>
          </table:table-cell>
          <table:table-cell table:formula="of:=MID([.C70];4;2)" office:value-type="string" office:string-value="18" calcext:value-type="string">
            <text:p>18</text:p>
          </table:table-cell>
          <table:table-cell office:value-type="string" calcext:value-type="string">
            <text:p>MDL18EBE0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Sumayya <text:s/>P A</text:p>
          </table:table-cell>
          <table:table-cell table:formula="of:=MID([.C71];4;2)" office:value-type="string" office:string-value="18" calcext:value-type="string">
            <text:p>18</text:p>
          </table:table-cell>
          <table:table-cell office:value-type="string" calcext:value-type="string">
            <text:p>MDL18EBE0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Swathi Krishna M</text:p>
          </table:table-cell>
          <table:table-cell table:formula="of:=MID([.C72];4;2)" office:value-type="string" office:string-value="18" calcext:value-type="string">
            <text:p>18</text:p>
          </table:table-cell>
          <table:table-cell office:value-type="string" calcext:value-type="string">
            <text:p>MDL18EBE0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Thanveerul <text:s/>Mirvan</text:p>
          </table:table-cell>
          <table:table-cell table:formula="of:=MID([.C73];4;2)" office:value-type="string" office:string-value="18" calcext:value-type="string">
            <text:p>18</text:p>
          </table:table-cell>
          <table:table-cell office:value-type="string" calcext:value-type="string">
            <text:p>MDL18EBE0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Treasa Maria Wilson</text:p>
          </table:table-cell>
          <table:table-cell table:formula="of:=MID([.C74];4;2)" office:value-type="string" office:string-value="18" calcext:value-type="string">
            <text:p>18</text:p>
          </table:table-cell>
          <table:table-cell office:value-type="string" calcext:value-type="string">
            <text:p>MDL18EBE0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V <text:s/>Anandhu</text:p>
          </table:table-cell>
          <table:table-cell table:formula="of:=MID([.C75];4;2)" office:value-type="string" office:string-value="18" calcext:value-type="string">
            <text:p>18</text:p>
          </table:table-cell>
          <table:table-cell office:value-type="string" calcext:value-type="string">
            <text:p>MDL18EBE0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Varadha <text:s/>M.S</text:p>
          </table:table-cell>
          <table:table-cell table:formula="of:=MID([.C76];4;2)" office:value-type="string" office:string-value="18" calcext:value-type="string">
            <text:p>18</text:p>
          </table:table-cell>
          <table:table-cell office:value-type="string" calcext:value-type="string">
            <text:p>MDL18EBE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Mohammed Nadeem Vazhakulangara</text:p>
          </table:table-cell>
          <table:table-cell table:formula="of:=MID([.C77];5;2)" office:value-type="string" office:string-value="18" calcext:value-type="string">
            <text:p>18</text:p>
          </table:table-cell>
          <table:table-cell office:value-type="string" calcext:value-type="string">
            <text:p>LMDL18EBE0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string" calcext:value-type="string">
            <text:p>Rifath Bin Latheef Eanu M K</text:p>
          </table:table-cell>
          <table:table-cell table:formula="of:=MID([.C78];5;2)" office:value-type="string" office:string-value="18" calcext:value-type="string">
            <text:p>18</text:p>
          </table:table-cell>
          <table:table-cell office:value-type="string" calcext:value-type="string">
            <text:p>LMDL18EBE0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string" calcext:value-type="string">
            <text:p>Sreerag <text:s/>O</text:p>
          </table:table-cell>
          <table:table-cell table:formula="of:=MID([.C79];5;2)" office:value-type="string" office:string-value="18" calcext:value-type="string">
            <text:p>18</text:p>
          </table:table-cell>
          <table:table-cell office:value-type="string" calcext:value-type="string">
            <text:p>LMDL18EBE0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string" calcext:value-type="string">
            <text:p>Vijayalakshmi <text:s/>K</text:p>
          </table:table-cell>
          <table:table-cell table:formula="of:=MID([.C80];5;2)" office:value-type="string" office:string-value="18" calcext:value-type="string">
            <text:p>18</text:p>
          </table:table-cell>
          <table:table-cell office:value-type="string" calcext:value-type="string">
            <text:p>LMDL18EBE0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string" calcext:value-type="string">
            <text:p>Abhiramy <text:s/>Rajeev</text:p>
          </table:table-cell>
          <table:table-cell table:formula="of:=MID([.C81];4;2)" office:value-type="string" office:string-value="18" calcext:value-type="string">
            <text:p>18</text:p>
          </table:table-cell>
          <table:table-cell office:value-type="string" calcext:value-type="string">
            <text:p>MDL18EBE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string" calcext:value-type="string">
            <text:p>Amaya <text:s/>K</text:p>
          </table:table-cell>
          <table:table-cell table:formula="of:=MID([.C82];4;2)" office:value-type="string" office:string-value="18" calcext:value-type="string">
            <text:p>18</text:p>
          </table:table-cell>
          <table:table-cell office:value-type="string" calcext:value-type="string">
            <text:p>MDL18EBE0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string" calcext:value-type="string">
            <text:p>Anaswara <text:s/>K</text:p>
          </table:table-cell>
          <table:table-cell table:formula="of:=MID([.C83];4;2)" office:value-type="string" office:string-value="18" calcext:value-type="string">
            <text:p>18</text:p>
          </table:table-cell>
          <table:table-cell office:value-type="string" calcext:value-type="string">
            <text:p>MDL18EBE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string" calcext:value-type="string">
            <text:p>Ann <text:s/>Cyprian</text:p>
          </table:table-cell>
          <table:table-cell table:formula="of:=MID([.C84];4;2)" office:value-type="string" office:string-value="18" calcext:value-type="string">
            <text:p>18</text:p>
          </table:table-cell>
          <table:table-cell office:value-type="string" calcext:value-type="string">
            <text:p>MDL18EBE0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string" calcext:value-type="string">
            <text:p>Belram <text:s/>S</text:p>
          </table:table-cell>
          <table:table-cell table:formula="of:=MID([.C85];4;2)" office:value-type="string" office:string-value="18" calcext:value-type="string">
            <text:p>18</text:p>
          </table:table-cell>
          <table:table-cell office:value-type="string" calcext:value-type="string">
            <text:p>MDL18EBE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string" calcext:value-type="string">
            <text:p>Devika <text:s/>Krishnan</text:p>
          </table:table-cell>
          <table:table-cell table:formula="of:=MID([.C86];4;2)" office:value-type="string" office:string-value="18" calcext:value-type="string">
            <text:p>18</text:p>
          </table:table-cell>
          <table:table-cell office:value-type="string" calcext:value-type="string">
            <text:p>MDL18EBE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string" calcext:value-type="string">
            <text:p>Krishna <text:s/>Sailesh</text:p>
          </table:table-cell>
          <table:table-cell table:formula="of:=MID([.C87];4;2)" office:value-type="string" office:string-value="18" calcext:value-type="string">
            <text:p>18</text:p>
          </table:table-cell>
          <table:table-cell office:value-type="string" calcext:value-type="string">
            <text:p>MDL18EBE0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string" calcext:value-type="string">
            <text:p>Leo Mathews George</text:p>
          </table:table-cell>
          <table:table-cell table:formula="of:=MID([.C88];4;2)" office:value-type="string" office:string-value="18" calcext:value-type="string">
            <text:p>18</text:p>
          </table:table-cell>
          <table:table-cell office:value-type="string" calcext:value-type="string">
            <text:p>MDL18EBE0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string" calcext:value-type="string">
            <text:p>Rosebel <text:s/>Shiaju</text:p>
          </table:table-cell>
          <table:table-cell table:formula="of:=MID([.C89];4;2)" office:value-type="string" office:string-value="18" calcext:value-type="string">
            <text:p>18</text:p>
          </table:table-cell>
          <table:table-cell office:value-type="string" calcext:value-type="string">
            <text:p>MDL18EBE0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string" calcext:value-type="string">
            <text:p>Shaheeha K Shaheeha K</text:p>
          </table:table-cell>
          <table:table-cell table:formula="of:=MID([.C90];4;2)" office:value-type="string" office:string-value="18" calcext:value-type="string">
            <text:p>18</text:p>
          </table:table-cell>
          <table:table-cell office:value-type="string" calcext:value-type="string">
            <text:p>MDL18EBE0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string" calcext:value-type="string">
            <text:p>Shreyas <text:s/>P</text:p>
          </table:table-cell>
          <table:table-cell table:formula="of:=MID([.C91];4;2)" office:value-type="string" office:string-value="18" calcext:value-type="string">
            <text:p>18</text:p>
          </table:table-cell>
          <table:table-cell office:value-type="string" calcext:value-type="string">
            <text:p>MDL18EBE0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string" calcext:value-type="string">
            <text:p>Aiswarya Asokkumar </text:p>
          </table:table-cell>
          <table:table-cell table:formula="of:=MID([.C92];4;2)" office:value-type="string" office:string-value="18" calcext:value-type="string">
            <text:p>18</text:p>
          </table:table-cell>
          <table:table-cell office:value-type="string" calcext:value-type="string">
            <text:p>MET18BT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T368</text:p>
          </table:table-cell>
        </table:table-row>
        <table:table-row table:style-name="ro1">
          <table:table-cell office:value-type="string" calcext:value-type="string">
            <text:p>Amrutha Varsha K R</text:p>
          </table:table-cell>
          <table:table-cell table:formula="of:=MID([.C93];4;2)" office:value-type="string" office:string-value="18" calcext:value-type="string">
            <text:p>18</text:p>
          </table:table-cell>
          <table:table-cell office:value-type="string" calcext:value-type="string">
            <text:p>MET18BT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T368</text:p>
          </table:table-cell>
        </table:table-row>
        <table:table-row table:style-name="ro1">
          <table:table-cell office:value-type="string" calcext:value-type="string">
            <text:p>Hisana Hameed </text:p>
          </table:table-cell>
          <table:table-cell table:formula="of:=MID([.C94];4;2)" office:value-type="string" office:string-value="18" calcext:value-type="string">
            <text:p>18</text:p>
          </table:table-cell>
          <table:table-cell office:value-type="string" calcext:value-type="string">
            <text:p>MET18BT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T368</text:p>
          </table:table-cell>
        </table:table-row>
        <table:table-row table:style-name="ro1">
          <table:table-cell office:value-type="string" calcext:value-type="string">
            <text:p>Silpha Vinod </text:p>
          </table:table-cell>
          <table:table-cell table:formula="of:=MID([.C95];4;2)" office:value-type="string" office:string-value="18" calcext:value-type="string">
            <text:p>18</text:p>
          </table:table-cell>
          <table:table-cell office:value-type="string" calcext:value-type="string">
            <text:p>MET18BT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T368</text:p>
          </table:table-cell>
        </table:table-row>
        <table:table-row table:style-name="ro1">
          <table:table-cell office:value-type="string" calcext:value-type="string">
            <text:p>Ashna Aiswarya L K</text:p>
          </table:table-cell>
          <table:table-cell table:formula="of:=MID([.C96];4;2)" office:value-type="string" office:string-value="18" calcext:value-type="string">
            <text:p>18</text:p>
          </table:table-cell>
          <table:table-cell office:value-type="string" calcext:value-type="string">
            <text:p>CIM18CE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362</text:p>
          </table:table-cell>
        </table:table-row>
        <table:table-row table:style-name="ro1">
          <table:table-cell office:value-type="string" calcext:value-type="string">
            <text:p>Kajal <text:s/>Kumari</text:p>
          </table:table-cell>
          <table:table-cell table:formula="of:=MID([.C97];4;2)" office:value-type="string" office:string-value="18" calcext:value-type="string">
            <text:p>18</text:p>
          </table:table-cell>
          <table:table-cell office:value-type="string" calcext:value-type="string">
            <text:p>JCE18CE0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362</text:p>
          </table:table-cell>
        </table:table-row>
        <table:table-row table:style-name="ro1">
          <table:table-cell office:value-type="string" calcext:value-type="string">
            <text:p>Diya <text:s/>Sunil</text:p>
          </table:table-cell>
          <table:table-cell table:formula="of:=MID([.C98];4;2)" office:value-type="string" office:string-value="18" calcext:value-type="string">
            <text:p>18</text:p>
          </table:table-cell>
          <table:table-cell office:value-type="string" calcext:value-type="string">
            <text:p>TCR18CE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372</text:p>
          </table:table-cell>
        </table:table-row>
        <table:table-row table:style-name="ro1">
          <table:table-cell office:value-type="string" calcext:value-type="string">
            <text:p>Liya Jolly D.J</text:p>
          </table:table-cell>
          <table:table-cell table:formula="of:=MID([.C99];4;2)" office:value-type="string" office:string-value="18" calcext:value-type="string">
            <text:p>18</text:p>
          </table:table-cell>
          <table:table-cell office:value-type="string" calcext:value-type="string">
            <text:p>HKC18CE0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374</text:p>
          </table:table-cell>
        </table:table-row>
        <table:table-row table:style-name="ro1">
          <table:table-cell office:value-type="string" calcext:value-type="string">
            <text:p>Jerome Biji Joseph</text:p>
          </table:table-cell>
          <table:table-cell table:formula="of:=MID([.C100];4;2)" office:value-type="string" office:string-value="18" calcext:value-type="string">
            <text:p>18</text:p>
          </table:table-cell>
          <table:table-cell office:value-type="string" calcext:value-type="string">
            <text:p>TCR18CH0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366</text:p>
          </table:table-cell>
        </table:table-row>
        <table:table-row table:style-name="ro1">
          <table:table-cell office:value-type="string" calcext:value-type="string">
            <text:p>Mohammed <text:s/>Aslam</text:p>
          </table:table-cell>
          <table:table-cell table:formula="of:=MID([.C101];4;2)" office:value-type="string" office:string-value="18" calcext:value-type="string">
            <text:p>18</text:p>
          </table:table-cell>
          <table:table-cell office:value-type="string" calcext:value-type="string">
            <text:p>TCR18CH0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366</text:p>
          </table:table-cell>
        </table:table-row>
        <table:table-row table:style-name="ro1">
          <table:table-cell office:value-type="string" calcext:value-type="string">
            <text:p>Hina <text:s/>Mol</text:p>
          </table:table-cell>
          <table:table-cell table:formula="of:=MID([.C102];4;2)" office:value-type="string" office:string-value="18" calcext:value-type="string">
            <text:p>18</text:p>
          </table:table-cell>
          <table:table-cell office:value-type="string" calcext:value-type="string">
            <text:p>TKM18CH0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374</text:p>
          </table:table-cell>
        </table:table-row>
        <table:table-row table:style-name="ro1">
          <table:table-cell office:value-type="string" calcext:value-type="string">
            <text:p>Silpha <text:s/>Jackson</text:p>
          </table:table-cell>
          <table:table-cell table:formula="of:=MID([.C103];4;2)" office:value-type="string" office:string-value="18" calcext:value-type="string">
            <text:p>18</text:p>
          </table:table-cell>
          <table:table-cell office:value-type="string" calcext:value-type="string">
            <text:p>IDK18CS0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6</text:p>
          </table:table-cell>
        </table:table-row>
        <table:table-row table:style-name="ro1">
          <table:table-cell office:value-type="string" calcext:value-type="string">
            <text:p>Siyana <text:s/>Sabu</text:p>
          </table:table-cell>
          <table:table-cell table:formula="of:=MID([.C104];4;2)" office:value-type="string" office:string-value="18" calcext:value-type="string">
            <text:p>18</text:p>
          </table:table-cell>
          <table:table-cell office:value-type="string" calcext:value-type="string">
            <text:p>IDK18CS0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6</text:p>
          </table:table-cell>
        </table:table-row>
        <table:table-row table:style-name="ro1">
          <table:table-cell office:value-type="string" calcext:value-type="string">
            <text:p>Meera <text:s/>S</text:p>
          </table:table-cell>
          <table:table-cell table:formula="of:=MID([.C105];4;2)" office:value-type="string" office:string-value="18" calcext:value-type="string">
            <text:p>18</text:p>
          </table:table-cell>
          <table:table-cell office:value-type="string" calcext:value-type="string">
            <text:p>TVE18AE0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0</text:p>
          </table:table-cell>
        </table:table-row>
        <table:table-row table:style-name="ro1">
          <table:table-cell office:value-type="string" calcext:value-type="string">
            <text:p>Anjith Padmnabhan <text:s/></text:p>
          </table:table-cell>
          <table:table-cell table:formula="of:=MID([.C106];5;2)" office:value-type="string" office:string-value="18" calcext:value-type="string">
            <text:p>18</text:p>
          </table:table-cell>
          <table:table-cell office:value-type="string" calcext:value-type="string">
            <text:p>LMDL18EC1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Jithin P K <text:s/></text:p>
          </table:table-cell>
          <table:table-cell table:formula="of:=MID([.C107];5;2)" office:value-type="string" office:string-value="18" calcext:value-type="string">
            <text:p>18</text:p>
          </table:table-cell>
          <table:table-cell office:value-type="string" calcext:value-type="string">
            <text:p>LMDL18EC1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Muhammed <text:s/>Rahees</text:p>
          </table:table-cell>
          <table:table-cell table:formula="of:=MID([.C108];5;2)" office:value-type="string" office:string-value="18" calcext:value-type="string">
            <text:p>18</text:p>
          </table:table-cell>
          <table:table-cell office:value-type="string" calcext:value-type="string">
            <text:p>LMDL18EC1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anjay M P <text:s/></text:p>
          </table:table-cell>
          <table:table-cell table:formula="of:=MID([.C109];5;2)" office:value-type="string" office:string-value="18" calcext:value-type="string">
            <text:p>18</text:p>
          </table:table-cell>
          <table:table-cell office:value-type="string" calcext:value-type="string">
            <text:p>LMDL18EC1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swin <text:s/>S</text:p>
          </table:table-cell>
          <table:table-cell table:formula="of:=MID([.C110];4;2)" office:value-type="string" office:string-value="18" calcext:value-type="string">
            <text:p>18</text:p>
          </table:table-cell>
          <table:table-cell office:value-type="string" calcext:value-type="string">
            <text:p>MAC18EC0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amir <text:s/>Faraz</text:p>
          </table:table-cell>
          <table:table-cell table:formula="of:=MID([.C111];4;2)" office:value-type="string" office:string-value="18" calcext:value-type="string">
            <text:p>18</text:p>
          </table:table-cell>
          <table:table-cell office:value-type="string" calcext:value-type="string">
            <text:p>MDL18EC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aron George Michael</text:p>
          </table:table-cell>
          <table:table-cell table:formula="of:=MID([.C112];4;2)" office:value-type="string" office:string-value="18" calcext:value-type="string">
            <text:p>18</text:p>
          </table:table-cell>
          <table:table-cell office:value-type="string" calcext:value-type="string">
            <text:p>MDL18EC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bhijith <text:s/>Ka</text:p>
          </table:table-cell>
          <table:table-cell table:formula="of:=MID([.C113];4;2)" office:value-type="string" office:string-value="18" calcext:value-type="string">
            <text:p>18</text:p>
          </table:table-cell>
          <table:table-cell office:value-type="string" calcext:value-type="string">
            <text:p>MDL18EC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bhijith <text:s/>P</text:p>
          </table:table-cell>
          <table:table-cell table:formula="of:=MID([.C114];4;2)" office:value-type="string" office:string-value="18" calcext:value-type="string">
            <text:p>18</text:p>
          </table:table-cell>
          <table:table-cell office:value-type="string" calcext:value-type="string">
            <text:p>MDL18EC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bhinav G Krishnan</text:p>
          </table:table-cell>
          <table:table-cell table:formula="of:=MID([.C115];4;2)" office:value-type="string" office:string-value="18" calcext:value-type="string">
            <text:p>18</text:p>
          </table:table-cell>
          <table:table-cell office:value-type="string" calcext:value-type="string">
            <text:p>MDL18EC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bhiram <text:s/>A</text:p>
          </table:table-cell>
          <table:table-cell table:formula="of:=MID([.C116];4;2)" office:value-type="string" office:string-value="18" calcext:value-type="string">
            <text:p>18</text:p>
          </table:table-cell>
          <table:table-cell office:value-type="string" calcext:value-type="string">
            <text:p>MDL18EC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bhirami <text:s/>B M</text:p>
          </table:table-cell>
          <table:table-cell table:formula="of:=MID([.C117];4;2)" office:value-type="string" office:string-value="18" calcext:value-type="string">
            <text:p>18</text:p>
          </table:table-cell>
          <table:table-cell office:value-type="string" calcext:value-type="string">
            <text:p>MDL18EC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bhiram Vijayakumar Warrier</text:p>
          </table:table-cell>
          <table:table-cell table:formula="of:=MID([.C118];4;2)" office:value-type="string" office:string-value="18" calcext:value-type="string">
            <text:p>18</text:p>
          </table:table-cell>
          <table:table-cell office:value-type="string" calcext:value-type="string">
            <text:p>MDL18EC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bhishek S Kurup</text:p>
          </table:table-cell>
          <table:table-cell table:formula="of:=MID([.C119];4;2)" office:value-type="string" office:string-value="18" calcext:value-type="string">
            <text:p>18</text:p>
          </table:table-cell>
          <table:table-cell office:value-type="string" calcext:value-type="string">
            <text:p>MDL18EC0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dil Mohammed Rafeek</text:p>
          </table:table-cell>
          <table:table-cell table:formula="of:=MID([.C120];4;2)" office:value-type="string" office:string-value="18" calcext:value-type="string">
            <text:p>18</text:p>
          </table:table-cell>
          <table:table-cell office:value-type="string" calcext:value-type="string">
            <text:p>MDL18EC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ditya <text:s/>Muthanickattu</text:p>
          </table:table-cell>
          <table:table-cell table:formula="of:=MID([.C121];4;2)" office:value-type="string" office:string-value="18" calcext:value-type="string">
            <text:p>18</text:p>
          </table:table-cell>
          <table:table-cell office:value-type="string" calcext:value-type="string">
            <text:p>MDL18EC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iswarya <text:s/>Ajai</text:p>
          </table:table-cell>
          <table:table-cell table:formula="of:=MID([.C122];4;2)" office:value-type="string" office:string-value="18" calcext:value-type="string">
            <text:p>18</text:p>
          </table:table-cell>
          <table:table-cell office:value-type="string" calcext:value-type="string">
            <text:p>MDL18EC0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iswarya <text:s/>B</text:p>
          </table:table-cell>
          <table:table-cell table:formula="of:=MID([.C123];4;2)" office:value-type="string" office:string-value="18" calcext:value-type="string">
            <text:p>18</text:p>
          </table:table-cell>
          <table:table-cell office:value-type="string" calcext:value-type="string">
            <text:p>MDL18EC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iswarya S Menon</text:p>
          </table:table-cell>
          <table:table-cell table:formula="of:=MID([.C124];4;2)" office:value-type="string" office:string-value="18" calcext:value-type="string">
            <text:p>18</text:p>
          </table:table-cell>
          <table:table-cell office:value-type="string" calcext:value-type="string">
            <text:p>MDL18EC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khil George Francis</text:p>
          </table:table-cell>
          <table:table-cell table:formula="of:=MID([.C125];4;2)" office:value-type="string" office:string-value="18" calcext:value-type="string">
            <text:p>18</text:p>
          </table:table-cell>
          <table:table-cell office:value-type="string" calcext:value-type="string">
            <text:p>MDL18EC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kshara <text:s/>Arun</text:p>
          </table:table-cell>
          <table:table-cell table:formula="of:=MID([.C126];4;2)" office:value-type="string" office:string-value="18" calcext:value-type="string">
            <text:p>18</text:p>
          </table:table-cell>
          <table:table-cell office:value-type="string" calcext:value-type="string">
            <text:p>MDL18EC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lan <text:s/>Antony</text:p>
          </table:table-cell>
          <table:table-cell table:formula="of:=MID([.C127];4;2)" office:value-type="string" office:string-value="18" calcext:value-type="string">
            <text:p>18</text:p>
          </table:table-cell>
          <table:table-cell office:value-type="string" calcext:value-type="string">
            <text:p>MDL18EC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lwin <text:s/>Thampi</text:p>
          </table:table-cell>
          <table:table-cell table:formula="of:=MID([.C128];4;2)" office:value-type="string" office:string-value="18" calcext:value-type="string">
            <text:p>18</text:p>
          </table:table-cell>
          <table:table-cell office:value-type="string" calcext:value-type="string">
            <text:p>MDL18EC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nagha C H</text:p>
          </table:table-cell>
          <table:table-cell table:formula="of:=MID([.C129];4;2)" office:value-type="string" office:string-value="18" calcext:value-type="string">
            <text:p>18</text:p>
          </table:table-cell>
          <table:table-cell office:value-type="string" calcext:value-type="string">
            <text:p>MDL18EC0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nagha Devi Prasad</text:p>
          </table:table-cell>
          <table:table-cell table:formula="of:=MID([.C130];4;2)" office:value-type="string" office:string-value="18" calcext:value-type="string">
            <text:p>18</text:p>
          </table:table-cell>
          <table:table-cell office:value-type="string" calcext:value-type="string">
            <text:p>MDL18EC0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nagha <text:s/>N</text:p>
          </table:table-cell>
          <table:table-cell table:formula="of:=MID([.C131];4;2)" office:value-type="string" office:string-value="18" calcext:value-type="string">
            <text:p>18</text:p>
          </table:table-cell>
          <table:table-cell office:value-type="string" calcext:value-type="string">
            <text:p>MDL18EC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nitha <text:s/>Mohan</text:p>
          </table:table-cell>
          <table:table-cell table:formula="of:=MID([.C132];4;2)" office:value-type="string" office:string-value="18" calcext:value-type="string">
            <text:p>18</text:p>
          </table:table-cell>
          <table:table-cell office:value-type="string" calcext:value-type="string">
            <text:p>MDL18EC0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nit <text:s/>Joy</text:p>
          </table:table-cell>
          <table:table-cell table:formula="of:=MID([.C133];4;2)" office:value-type="string" office:string-value="18" calcext:value-type="string">
            <text:p>18</text:p>
          </table:table-cell>
          <table:table-cell office:value-type="string" calcext:value-type="string">
            <text:p>MDL18EC0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njali <text:s/>Suresh</text:p>
          </table:table-cell>
          <table:table-cell table:formula="of:=MID([.C134];4;2)" office:value-type="string" office:string-value="18" calcext:value-type="string">
            <text:p>18</text:p>
          </table:table-cell>
          <table:table-cell office:value-type="string" calcext:value-type="string">
            <text:p>MDL18EC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nju <text:s/>Joseph</text:p>
          </table:table-cell>
          <table:table-cell table:formula="of:=MID([.C135];4;2)" office:value-type="string" office:string-value="18" calcext:value-type="string">
            <text:p>18</text:p>
          </table:table-cell>
          <table:table-cell office:value-type="string" calcext:value-type="string">
            <text:p>MDL18EC0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nju <text:s/>Prasanth</text:p>
          </table:table-cell>
          <table:table-cell table:formula="of:=MID([.C136];4;2)" office:value-type="string" office:string-value="18" calcext:value-type="string">
            <text:p>18</text:p>
          </table:table-cell>
          <table:table-cell office:value-type="string" calcext:value-type="string">
            <text:p>MDL18EC0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ntony <text:s/>Roy</text:p>
          </table:table-cell>
          <table:table-cell table:formula="of:=MID([.C137];4;2)" office:value-type="string" office:string-value="18" calcext:value-type="string">
            <text:p>18</text:p>
          </table:table-cell>
          <table:table-cell office:value-type="string" calcext:value-type="string">
            <text:p>MDL18EC0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ntony <text:s/>Santhosh</text:p>
          </table:table-cell>
          <table:table-cell table:formula="of:=MID([.C138];4;2)" office:value-type="string" office:string-value="18" calcext:value-type="string">
            <text:p>18</text:p>
          </table:table-cell>
          <table:table-cell office:value-type="string" calcext:value-type="string">
            <text:p>MDL18EC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nuvinda Krishnan V K</text:p>
          </table:table-cell>
          <table:table-cell table:formula="of:=MID([.C139];4;2)" office:value-type="string" office:string-value="18" calcext:value-type="string">
            <text:p>18</text:p>
          </table:table-cell>
          <table:table-cell office:value-type="string" calcext:value-type="string">
            <text:p>MDL18EC0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ravind <text:s/>Palat</text:p>
          </table:table-cell>
          <table:table-cell table:formula="of:=MID([.C140];4;2)" office:value-type="string" office:string-value="18" calcext:value-type="string">
            <text:p>18</text:p>
          </table:table-cell>
          <table:table-cell office:value-type="string" calcext:value-type="string">
            <text:p>MDL18EC0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rjun M Viswanath</text:p>
          </table:table-cell>
          <table:table-cell table:formula="of:=MID([.C141];4;2)" office:value-type="string" office:string-value="18" calcext:value-type="string">
            <text:p>18</text:p>
          </table:table-cell>
          <table:table-cell office:value-type="string" calcext:value-type="string">
            <text:p>MDL18EC0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rjun <text:s/>V</text:p>
          </table:table-cell>
          <table:table-cell table:formula="of:=MID([.C142];4;2)" office:value-type="string" office:string-value="18" calcext:value-type="string">
            <text:p>18</text:p>
          </table:table-cell>
          <table:table-cell office:value-type="string" calcext:value-type="string">
            <text:p>MDL18EC0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romal <text:s/>A S</text:p>
          </table:table-cell>
          <table:table-cell table:formula="of:=MID([.C143];4;2)" office:value-type="string" office:string-value="18" calcext:value-type="string">
            <text:p>18</text:p>
          </table:table-cell>
          <table:table-cell office:value-type="string" calcext:value-type="string">
            <text:p>MDL18EC0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rya <text:s/>Jayakrishnan</text:p>
          </table:table-cell>
          <table:table-cell table:formula="of:=MID([.C144];4;2)" office:value-type="string" office:string-value="18" calcext:value-type="string">
            <text:p>18</text:p>
          </table:table-cell>
          <table:table-cell office:value-type="string" calcext:value-type="string">
            <text:p>MDL18EC0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rya <text:s/>Parameswaran</text:p>
          </table:table-cell>
          <table:table-cell table:formula="of:=MID([.C145];4;2)" office:value-type="string" office:string-value="18" calcext:value-type="string">
            <text:p>18</text:p>
          </table:table-cell>
          <table:table-cell office:value-type="string" calcext:value-type="string">
            <text:p>MDL18EC0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shwin <text:s/>K.K</text:p>
          </table:table-cell>
          <table:table-cell table:formula="of:=MID([.C146];4;2)" office:value-type="string" office:string-value="18" calcext:value-type="string">
            <text:p>18</text:p>
          </table:table-cell>
          <table:table-cell office:value-type="string" calcext:value-type="string">
            <text:p>MDL18EC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shwin Kurian George</text:p>
          </table:table-cell>
          <table:table-cell table:formula="of:=MID([.C147];4;2)" office:value-type="string" office:string-value="18" calcext:value-type="string">
            <text:p>18</text:p>
          </table:table-cell>
          <table:table-cell office:value-type="string" calcext:value-type="string">
            <text:p>MDL18EC0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shwin <text:s/>M</text:p>
          </table:table-cell>
          <table:table-cell table:formula="of:=MID([.C148];4;2)" office:value-type="string" office:string-value="18" calcext:value-type="string">
            <text:p>18</text:p>
          </table:table-cell>
          <table:table-cell office:value-type="string" calcext:value-type="string">
            <text:p>MDL18EC0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shwin V Prabhu</text:p>
          </table:table-cell>
          <table:table-cell table:formula="of:=MID([.C149];4;2)" office:value-type="string" office:string-value="18" calcext:value-type="string">
            <text:p>18</text:p>
          </table:table-cell>
          <table:table-cell office:value-type="string" calcext:value-type="string">
            <text:p>MDL18EC0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Basil <text:s/>Varghese</text:p>
          </table:table-cell>
          <table:table-cell table:formula="of:=MID([.C150];4;2)" office:value-type="string" office:string-value="18" calcext:value-type="string">
            <text:p>18</text:p>
          </table:table-cell>
          <table:table-cell office:value-type="string" calcext:value-type="string">
            <text:p>MDL18EC0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Cristeena <text:s/>P P</text:p>
          </table:table-cell>
          <table:table-cell table:formula="of:=MID([.C151];4;2)" office:value-type="string" office:string-value="18" calcext:value-type="string">
            <text:p>18</text:p>
          </table:table-cell>
          <table:table-cell office:value-type="string" calcext:value-type="string">
            <text:p>MDL18EC0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Dev <text:s/>Ganesh</text:p>
          </table:table-cell>
          <table:table-cell table:formula="of:=MID([.C152];4;2)" office:value-type="string" office:string-value="18" calcext:value-type="string">
            <text:p>18</text:p>
          </table:table-cell>
          <table:table-cell office:value-type="string" calcext:value-type="string">
            <text:p>MDL18EC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Diya P A</text:p>
          </table:table-cell>
          <table:table-cell table:formula="of:=MID([.C153];4;2)" office:value-type="string" office:string-value="18" calcext:value-type="string">
            <text:p>18</text:p>
          </table:table-cell>
          <table:table-cell office:value-type="string" calcext:value-type="string">
            <text:p>MDL18EC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Diya Rose Sebastian</text:p>
          </table:table-cell>
          <table:table-cell table:formula="of:=MID([.C154];4;2)" office:value-type="string" office:string-value="18" calcext:value-type="string">
            <text:p>18</text:p>
          </table:table-cell>
          <table:table-cell office:value-type="string" calcext:value-type="string">
            <text:p>MDL18EC0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Fathima <text:s/>Niloufer</text:p>
          </table:table-cell>
          <table:table-cell table:formula="of:=MID([.C155];4;2)" office:value-type="string" office:string-value="18" calcext:value-type="string">
            <text:p>18</text:p>
          </table:table-cell>
          <table:table-cell office:value-type="string" calcext:value-type="string">
            <text:p>MDL18EC0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Finny Philip Biju</text:p>
          </table:table-cell>
          <table:table-cell table:formula="of:=MID([.C156];4;2)" office:value-type="string" office:string-value="18" calcext:value-type="string">
            <text:p>18</text:p>
          </table:table-cell>
          <table:table-cell office:value-type="string" calcext:value-type="string">
            <text:p>MDL18EC0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Geo <text:s/>Sebastian</text:p>
          </table:table-cell>
          <table:table-cell table:formula="of:=MID([.C157];4;2)" office:value-type="string" office:string-value="18" calcext:value-type="string">
            <text:p>18</text:p>
          </table:table-cell>
          <table:table-cell office:value-type="string" calcext:value-type="string">
            <text:p>MDL18EC0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Hari Govind <text:s/>P K</text:p>
          </table:table-cell>
          <table:table-cell table:formula="of:=MID([.C158];4;2)" office:value-type="string" office:string-value="18" calcext:value-type="string">
            <text:p>18</text:p>
          </table:table-cell>
          <table:table-cell office:value-type="string" calcext:value-type="string">
            <text:p>MDL18EC0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Haripriya H Nair</text:p>
          </table:table-cell>
          <table:table-cell table:formula="of:=MID([.C159];4;2)" office:value-type="string" office:string-value="18" calcext:value-type="string">
            <text:p>18</text:p>
          </table:table-cell>
          <table:table-cell office:value-type="string" calcext:value-type="string">
            <text:p>MDL18EC0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Helna <text:s/>Saju</text:p>
          </table:table-cell>
          <table:table-cell table:formula="of:=MID([.C160];4;2)" office:value-type="string" office:string-value="18" calcext:value-type="string">
            <text:p>18</text:p>
          </table:table-cell>
          <table:table-cell office:value-type="string" calcext:value-type="string">
            <text:p>MDL18EC0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Irine <text:s/>Mary</text:p>
          </table:table-cell>
          <table:table-cell table:formula="of:=MID([.C161];4;2)" office:value-type="string" office:string-value="18" calcext:value-type="string">
            <text:p>18</text:p>
          </table:table-cell>
          <table:table-cell office:value-type="string" calcext:value-type="string">
            <text:p>MDL18EC0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Jishnudev <text:s/>V V</text:p>
          </table:table-cell>
          <table:table-cell table:formula="of:=MID([.C162];4;2)" office:value-type="string" office:string-value="18" calcext:value-type="string">
            <text:p>18</text:p>
          </table:table-cell>
          <table:table-cell office:value-type="string" calcext:value-type="string">
            <text:p>MDL18EC0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Joann Elizabeth Panicker</text:p>
          </table:table-cell>
          <table:table-cell table:formula="of:=MID([.C163];4;2)" office:value-type="string" office:string-value="18" calcext:value-type="string">
            <text:p>18</text:p>
          </table:table-cell>
          <table:table-cell office:value-type="string" calcext:value-type="string">
            <text:p>MDL18EC0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Joel K Benny</text:p>
          </table:table-cell>
          <table:table-cell table:formula="of:=MID([.C164];4;2)" office:value-type="string" office:string-value="18" calcext:value-type="string">
            <text:p>18</text:p>
          </table:table-cell>
          <table:table-cell office:value-type="string" calcext:value-type="string">
            <text:p>MDL18EC0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Johann <text:s/>James</text:p>
          </table:table-cell>
          <table:table-cell table:formula="of:=MID([.C165];4;2)" office:value-type="string" office:string-value="18" calcext:value-type="string">
            <text:p>18</text:p>
          </table:table-cell>
          <table:table-cell office:value-type="string" calcext:value-type="string">
            <text:p>MDL18EC0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John <text:s/>Paul</text:p>
          </table:table-cell>
          <table:table-cell table:formula="of:=MID([.C166];4;2)" office:value-type="string" office:string-value="18" calcext:value-type="string">
            <text:p>18</text:p>
          </table:table-cell>
          <table:table-cell office:value-type="string" calcext:value-type="string">
            <text:p>MDL18EC0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K S <text:s/>Adithyan</text:p>
          </table:table-cell>
          <table:table-cell table:formula="of:=MID([.C167];4;2)" office:value-type="string" office:string-value="18" calcext:value-type="string">
            <text:p>18</text:p>
          </table:table-cell>
          <table:table-cell office:value-type="string" calcext:value-type="string">
            <text:p>MDL18EC0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Kuriakose <text:s/>Dhenho</text:p>
          </table:table-cell>
          <table:table-cell table:formula="of:=MID([.C168];4;2)" office:value-type="string" office:string-value="18" calcext:value-type="string">
            <text:p>18</text:p>
          </table:table-cell>
          <table:table-cell office:value-type="string" calcext:value-type="string">
            <text:p>MDL18EC0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Lakshmi Sarma S</text:p>
          </table:table-cell>
          <table:table-cell table:formula="of:=MID([.C169];4;2)" office:value-type="string" office:string-value="18" calcext:value-type="string">
            <text:p>18</text:p>
          </table:table-cell>
          <table:table-cell office:value-type="string" calcext:value-type="string">
            <text:p>MDL18EC0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Madhav <text:s/></text:p>
          </table:table-cell>
          <table:table-cell table:formula="of:=MID([.C170];4;2)" office:value-type="string" office:string-value="18" calcext:value-type="string">
            <text:p>18</text:p>
          </table:table-cell>
          <table:table-cell office:value-type="string" calcext:value-type="string">
            <text:p>MDL18EC0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Mahima <text:s/>G</text:p>
          </table:table-cell>
          <table:table-cell table:formula="of:=MID([.C171];4;2)" office:value-type="string" office:string-value="18" calcext:value-type="string">
            <text:p>18</text:p>
          </table:table-cell>
          <table:table-cell office:value-type="string" calcext:value-type="string">
            <text:p>MDL18EC0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Maneesha <text:s/>Benny</text:p>
          </table:table-cell>
          <table:table-cell table:formula="of:=MID([.C172];4;2)" office:value-type="string" office:string-value="18" calcext:value-type="string">
            <text:p>18</text:p>
          </table:table-cell>
          <table:table-cell office:value-type="string" calcext:value-type="string">
            <text:p>MDL18EC0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Meenakshi <text:s/>Shankar</text:p>
          </table:table-cell>
          <table:table-cell table:formula="of:=MID([.C173];4;2)" office:value-type="string" office:string-value="18" calcext:value-type="string">
            <text:p>18</text:p>
          </table:table-cell>
          <table:table-cell office:value-type="string" calcext:value-type="string">
            <text:p>MDL18EC0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Megha <text:s/>Dinakaran</text:p>
          </table:table-cell>
          <table:table-cell table:formula="of:=MID([.C174];4;2)" office:value-type="string" office:string-value="18" calcext:value-type="string">
            <text:p>18</text:p>
          </table:table-cell>
          <table:table-cell office:value-type="string" calcext:value-type="string">
            <text:p>MDL18EC0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Milan <text:s/>Sunny</text:p>
          </table:table-cell>
          <table:table-cell table:formula="of:=MID([.C175];4;2)" office:value-type="string" office:string-value="18" calcext:value-type="string">
            <text:p>18</text:p>
          </table:table-cell>
          <table:table-cell office:value-type="string" calcext:value-type="string">
            <text:p>MDL18EC0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Mohita Liza Bipin</text:p>
          </table:table-cell>
          <table:table-cell table:formula="of:=MID([.C176];4;2)" office:value-type="string" office:string-value="18" calcext:value-type="string">
            <text:p>18</text:p>
          </table:table-cell>
          <table:table-cell office:value-type="string" calcext:value-type="string">
            <text:p>MDL18EC0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Muhammed Ashik P S</text:p>
          </table:table-cell>
          <table:table-cell table:formula="of:=MID([.C177];4;2)" office:value-type="string" office:string-value="18" calcext:value-type="string">
            <text:p>18</text:p>
          </table:table-cell>
          <table:table-cell office:value-type="string" calcext:value-type="string">
            <text:p>MDL18EC0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Muhammed <text:s/>Razin K</text:p>
          </table:table-cell>
          <table:table-cell table:formula="of:=MID([.C178];4;2)" office:value-type="string" office:string-value="18" calcext:value-type="string">
            <text:p>18</text:p>
          </table:table-cell>
          <table:table-cell office:value-type="string" calcext:value-type="string">
            <text:p>MDL18EC0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Muhammed Shanil O</text:p>
          </table:table-cell>
          <table:table-cell table:formula="of:=MID([.C179];4;2)" office:value-type="string" office:string-value="18" calcext:value-type="string">
            <text:p>18</text:p>
          </table:table-cell>
          <table:table-cell office:value-type="string" calcext:value-type="string">
            <text:p>MDL18EC0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Mukund C Menon</text:p>
          </table:table-cell>
          <table:table-cell table:formula="of:=MID([.C180];4;2)" office:value-type="string" office:string-value="18" calcext:value-type="string">
            <text:p>18</text:p>
          </table:table-cell>
          <table:table-cell office:value-type="string" calcext:value-type="string">
            <text:p>MDL18EC0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Namitha <text:s/>Shaji</text:p>
          </table:table-cell>
          <table:table-cell table:formula="of:=MID([.C181];4;2)" office:value-type="string" office:string-value="18" calcext:value-type="string">
            <text:p>18</text:p>
          </table:table-cell>
          <table:table-cell office:value-type="string" calcext:value-type="string">
            <text:p>MDL18EC0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Nandini <text:s/>B</text:p>
          </table:table-cell>
          <table:table-cell table:formula="of:=MID([.C182];4;2)" office:value-type="string" office:string-value="18" calcext:value-type="string">
            <text:p>18</text:p>
          </table:table-cell>
          <table:table-cell office:value-type="string" calcext:value-type="string">
            <text:p>MDL18EC0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Navaneeth <text:s/>Krishnan</text:p>
          </table:table-cell>
          <table:table-cell table:formula="of:=MID([.C183];4;2)" office:value-type="string" office:string-value="18" calcext:value-type="string">
            <text:p>18</text:p>
          </table:table-cell>
          <table:table-cell office:value-type="string" calcext:value-type="string">
            <text:p>MDL18EC0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Nikhila <text:s/>O S</text:p>
          </table:table-cell>
          <table:table-cell table:formula="of:=MID([.C184];4;2)" office:value-type="string" office:string-value="18" calcext:value-type="string">
            <text:p>18</text:p>
          </table:table-cell>
          <table:table-cell office:value-type="string" calcext:value-type="string">
            <text:p>MDL18EC0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Nikitha <text:s/>David</text:p>
          </table:table-cell>
          <table:table-cell table:formula="of:=MID([.C185];4;2)" office:value-type="string" office:string-value="18" calcext:value-type="string">
            <text:p>18</text:p>
          </table:table-cell>
          <table:table-cell office:value-type="string" calcext:value-type="string">
            <text:p>MDL18EC0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Nimisha Maria Cletus</text:p>
          </table:table-cell>
          <table:table-cell table:formula="of:=MID([.C186];4;2)" office:value-type="string" office:string-value="18" calcext:value-type="string">
            <text:p>18</text:p>
          </table:table-cell>
          <table:table-cell office:value-type="string" calcext:value-type="string">
            <text:p>MDL18EC0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R <text:s/>Abhishek</text:p>
          </table:table-cell>
          <table:table-cell table:formula="of:=MID([.C187];4;2)" office:value-type="string" office:string-value="18" calcext:value-type="string">
            <text:p>18</text:p>
          </table:table-cell>
          <table:table-cell office:value-type="string" calcext:value-type="string">
            <text:p>MDL18EC0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Rahul <text:s/>S</text:p>
          </table:table-cell>
          <table:table-cell table:formula="of:=MID([.C188];4;2)" office:value-type="string" office:string-value="18" calcext:value-type="string">
            <text:p>18</text:p>
          </table:table-cell>
          <table:table-cell office:value-type="string" calcext:value-type="string">
            <text:p>MDL18EC0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Ramith <text:s/>M V</text:p>
          </table:table-cell>
          <table:table-cell table:formula="of:=MID([.C189];4;2)" office:value-type="string" office:string-value="18" calcext:value-type="string">
            <text:p>18</text:p>
          </table:table-cell>
          <table:table-cell office:value-type="string" calcext:value-type="string">
            <text:p>MDL18EC0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Ranjana <text:s/>Reghunath</text:p>
          </table:table-cell>
          <table:table-cell table:formula="of:=MID([.C190];4;2)" office:value-type="string" office:string-value="18" calcext:value-type="string">
            <text:p>18</text:p>
          </table:table-cell>
          <table:table-cell office:value-type="string" calcext:value-type="string">
            <text:p>MDL18EC0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Reshma <text:s/>Ajith</text:p>
          </table:table-cell>
          <table:table-cell table:formula="of:=MID([.C191];4;2)" office:value-type="string" office:string-value="18" calcext:value-type="string">
            <text:p>18</text:p>
          </table:table-cell>
          <table:table-cell office:value-type="string" calcext:value-type="string">
            <text:p>MDL18EC0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Revathy R Varma</text:p>
          </table:table-cell>
          <table:table-cell table:formula="of:=MID([.C192];4;2)" office:value-type="string" office:string-value="18" calcext:value-type="string">
            <text:p>18</text:p>
          </table:table-cell>
          <table:table-cell office:value-type="string" calcext:value-type="string">
            <text:p>MDL18EC0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Rihaz <text:s/>Zahir</text:p>
          </table:table-cell>
          <table:table-cell table:formula="of:=MID([.C193];4;2)" office:value-type="string" office:string-value="18" calcext:value-type="string">
            <text:p>18</text:p>
          </table:table-cell>
          <table:table-cell office:value-type="string" calcext:value-type="string">
            <text:p>MDL18EC0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Rohan Manuel Kurian</text:p>
          </table:table-cell>
          <table:table-cell table:formula="of:=MID([.C194];4;2)" office:value-type="string" office:string-value="18" calcext:value-type="string">
            <text:p>18</text:p>
          </table:table-cell>
          <table:table-cell office:value-type="string" calcext:value-type="string">
            <text:p>MDL18EC1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Roshin <text:s/>C S</text:p>
          </table:table-cell>
          <table:table-cell table:formula="of:=MID([.C195];4;2)" office:value-type="string" office:string-value="18" calcext:value-type="string">
            <text:p>18</text:p>
          </table:table-cell>
          <table:table-cell office:value-type="string" calcext:value-type="string">
            <text:p>MDL18EC1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amyuktha <text:s/>K</text:p>
          </table:table-cell>
          <table:table-cell table:formula="of:=MID([.C196];4;2)" office:value-type="string" office:string-value="18" calcext:value-type="string">
            <text:p>18</text:p>
          </table:table-cell>
          <table:table-cell office:value-type="string" calcext:value-type="string">
            <text:p>MDL18EC1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andes <text:s/>Soni</text:p>
          </table:table-cell>
          <table:table-cell table:formula="of:=MID([.C197];4;2)" office:value-type="string" office:string-value="18" calcext:value-type="string">
            <text:p>18</text:p>
          </table:table-cell>
          <table:table-cell office:value-type="string" calcext:value-type="string">
            <text:p>MDL18EC1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angeeth <text:s/>S</text:p>
          </table:table-cell>
          <table:table-cell table:formula="of:=MID([.C198];4;2)" office:value-type="string" office:string-value="18" calcext:value-type="string">
            <text:p>18</text:p>
          </table:table-cell>
          <table:table-cell office:value-type="string" calcext:value-type="string">
            <text:p>MDL18EC1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anjali <text:s/>Sajith</text:p>
          </table:table-cell>
          <table:table-cell table:formula="of:=MID([.C199];4;2)" office:value-type="string" office:string-value="18" calcext:value-type="string">
            <text:p>18</text:p>
          </table:table-cell>
          <table:table-cell office:value-type="string" calcext:value-type="string">
            <text:p>MDL18EC1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anjay <text:s/>S</text:p>
          </table:table-cell>
          <table:table-cell table:formula="of:=MID([.C200];4;2)" office:value-type="string" office:string-value="18" calcext:value-type="string">
            <text:p>18</text:p>
          </table:table-cell>
          <table:table-cell office:value-type="string" calcext:value-type="string">
            <text:p>MDL18EC1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 Ghanshyam Padnekar</text:p>
          </table:table-cell>
          <table:table-cell table:formula="of:=MID([.C201];4;2)" office:value-type="string" office:string-value="18" calcext:value-type="string">
            <text:p>18</text:p>
          </table:table-cell>
          <table:table-cell office:value-type="string" calcext:value-type="string">
            <text:p>MDL18EC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hafath <text:s/>Ahamed Khan Khaja</text:p>
          </table:table-cell>
          <table:table-cell table:formula="of:=MID([.C202];4;2)" office:value-type="string" office:string-value="18" calcext:value-type="string">
            <text:p>18</text:p>
          </table:table-cell>
          <table:table-cell office:value-type="string" calcext:value-type="string">
            <text:p>MDL18EC1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hivi <text:s/>Gupta</text:p>
          </table:table-cell>
          <table:table-cell table:formula="of:=MID([.C203];4;2)" office:value-type="string" office:string-value="18" calcext:value-type="string">
            <text:p>18</text:p>
          </table:table-cell>
          <table:table-cell office:value-type="string" calcext:value-type="string">
            <text:p>MDL18EC1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hreyas V Rajeendran</text:p>
          </table:table-cell>
          <table:table-cell table:formula="of:=MID([.C204];4;2)" office:value-type="string" office:string-value="18" calcext:value-type="string">
            <text:p>18</text:p>
          </table:table-cell>
          <table:table-cell office:value-type="string" calcext:value-type="string">
            <text:p>MDL18EC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reehari <text:s/>N</text:p>
          </table:table-cell>
          <table:table-cell table:formula="of:=MID([.C205];4;2)" office:value-type="string" office:string-value="18" calcext:value-type="string">
            <text:p>18</text:p>
          </table:table-cell>
          <table:table-cell office:value-type="string" calcext:value-type="string">
            <text:p>MDL18EC1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reejaya <text:s/></text:p>
          </table:table-cell>
          <table:table-cell table:formula="of:=MID([.C206];4;2)" office:value-type="string" office:string-value="18" calcext:value-type="string">
            <text:p>18</text:p>
          </table:table-cell>
          <table:table-cell office:value-type="string" calcext:value-type="string">
            <text:p>MDL18EC1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reekanth A N</text:p>
          </table:table-cell>
          <table:table-cell table:formula="of:=MID([.C207];4;2)" office:value-type="string" office:string-value="18" calcext:value-type="string">
            <text:p>18</text:p>
          </table:table-cell>
          <table:table-cell office:value-type="string" calcext:value-type="string">
            <text:p>MDL18EC1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reerenjima <text:s/>Menon</text:p>
          </table:table-cell>
          <table:table-cell table:formula="of:=MID([.C208];4;2)" office:value-type="string" office:string-value="18" calcext:value-type="string">
            <text:p>18</text:p>
          </table:table-cell>
          <table:table-cell office:value-type="string" calcext:value-type="string">
            <text:p>MDL18EC1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ruthi <text:s/>J</text:p>
          </table:table-cell>
          <table:table-cell table:formula="of:=MID([.C209];4;2)" office:value-type="string" office:string-value="18" calcext:value-type="string">
            <text:p>18</text:p>
          </table:table-cell>
          <table:table-cell office:value-type="string" calcext:value-type="string">
            <text:p>MDL18EC1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wathy <text:s/>Muraleedharan</text:p>
          </table:table-cell>
          <table:table-cell table:formula="of:=MID([.C210];4;2)" office:value-type="string" office:string-value="18" calcext:value-type="string">
            <text:p>18</text:p>
          </table:table-cell>
          <table:table-cell office:value-type="string" calcext:value-type="string">
            <text:p>MDL18EC1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Vaishnav <text:s/>V M</text:p>
          </table:table-cell>
          <table:table-cell table:formula="of:=MID([.C211];4;2)" office:value-type="string" office:string-value="18" calcext:value-type="string">
            <text:p>18</text:p>
          </table:table-cell>
          <table:table-cell office:value-type="string" calcext:value-type="string">
            <text:p>MDL18EC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Varun T George</text:p>
          </table:table-cell>
          <table:table-cell table:formula="of:=MID([.C212];4;2)" office:value-type="string" office:string-value="18" calcext:value-type="string">
            <text:p>18</text:p>
          </table:table-cell>
          <table:table-cell office:value-type="string" calcext:value-type="string">
            <text:p>MDL18EC1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Vinayak <text:s/>Nandakumar</text:p>
          </table:table-cell>
          <table:table-cell table:formula="of:=MID([.C213];4;2)" office:value-type="string" office:string-value="18" calcext:value-type="string">
            <text:p>18</text:p>
          </table:table-cell>
          <table:table-cell office:value-type="string" calcext:value-type="string">
            <text:p>MDL18EC1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Vinay <text:s/>Jayaprakash</text:p>
          </table:table-cell>
          <table:table-cell table:formula="of:=MID([.C214];4;2)" office:value-type="string" office:string-value="18" calcext:value-type="string">
            <text:p>18</text:p>
          </table:table-cell>
          <table:table-cell office:value-type="string" calcext:value-type="string">
            <text:p>MDL18EC1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Vishnu V Shenoy</text:p>
          </table:table-cell>
          <table:table-cell table:formula="of:=MID([.C215];4;2)" office:value-type="string" office:string-value="18" calcext:value-type="string">
            <text:p>18</text:p>
          </table:table-cell>
          <table:table-cell office:value-type="string" calcext:value-type="string">
            <text:p>MDL18EC1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Vivek <text:s/>C</text:p>
          </table:table-cell>
          <table:table-cell table:formula="of:=MID([.C216];4;2)" office:value-type="string" office:string-value="18" calcext:value-type="string">
            <text:p>18</text:p>
          </table:table-cell>
          <table:table-cell office:value-type="string" calcext:value-type="string">
            <text:p>MDL18EC1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Roshan <text:s/>Antony</text:p>
          </table:table-cell>
          <table:table-cell table:formula="of:=MID([.C217];4;2)" office:value-type="string" office:string-value="18" calcext:value-type="string">
            <text:p>18</text:p>
          </table:table-cell>
          <table:table-cell office:value-type="string" calcext:value-type="string">
            <text:p>MDL18EE0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Jiya <text:s/>Joy</text:p>
          </table:table-cell>
          <table:table-cell table:formula="of:=MID([.C218];4;2)" office:value-type="string" office:string-value="18" calcext:value-type="string">
            <text:p>18</text:p>
          </table:table-cell>
          <table:table-cell office:value-type="string" calcext:value-type="string">
            <text:p>IDK18EE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4</text:p>
          </table:table-cell>
        </table:table-row>
        <table:table-row table:style-name="ro1">
          <table:table-cell office:value-type="string" calcext:value-type="string">
            <text:p>Akshay Anilkumar <text:s/></text:p>
          </table:table-cell>
          <table:table-cell table:formula="of:=MID([.C219];5;2)" office:value-type="string" office:string-value="18" calcext:value-type="string">
            <text:p>18</text:p>
          </table:table-cell>
          <table:table-cell office:value-type="string" calcext:value-type="string">
            <text:p>LMDL18EE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Shaheer <text:s/>P M</text:p>
          </table:table-cell>
          <table:table-cell table:formula="of:=MID([.C220];5;2)" office:value-type="string" office:string-value="18" calcext:value-type="string">
            <text:p>18</text:p>
          </table:table-cell>
          <table:table-cell office:value-type="string" calcext:value-type="string">
            <text:p>LMDL18EE0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Abhiram C Nath</text:p>
          </table:table-cell>
          <table:table-cell table:formula="of:=MID([.C221];4;2)" office:value-type="string" office:string-value="18" calcext:value-type="string">
            <text:p>18</text:p>
          </table:table-cell>
          <table:table-cell office:value-type="string" calcext:value-type="string">
            <text:p>MDL18EE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Abhishek <text:s/>K Namboothiri</text:p>
          </table:table-cell>
          <table:table-cell table:formula="of:=MID([.C222];4;2)" office:value-type="string" office:string-value="18" calcext:value-type="string">
            <text:p>18</text:p>
          </table:table-cell>
          <table:table-cell office:value-type="string" calcext:value-type="string">
            <text:p>MDL18EE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Ajaykumar <text:s/>R</text:p>
          </table:table-cell>
          <table:table-cell table:formula="of:=MID([.C223];4;2)" office:value-type="string" office:string-value="18" calcext:value-type="string">
            <text:p>18</text:p>
          </table:table-cell>
          <table:table-cell office:value-type="string" calcext:value-type="string">
            <text:p>MDL18EE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Al Ameen <text:s/>N</text:p>
          </table:table-cell>
          <table:table-cell table:formula="of:=MID([.C224];4;2)" office:value-type="string" office:string-value="18" calcext:value-type="string">
            <text:p>18</text:p>
          </table:table-cell>
          <table:table-cell office:value-type="string" calcext:value-type="string">
            <text:p>MDL18EE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A Namith <text:s/>Krishnan</text:p>
          </table:table-cell>
          <table:table-cell table:formula="of:=MID([.C225];4;2)" office:value-type="string" office:string-value="18" calcext:value-type="string">
            <text:p>18</text:p>
          </table:table-cell>
          <table:table-cell office:value-type="string" calcext:value-type="string">
            <text:p>MDL18EE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Ananthakrishnan <text:s/>A.H.</text:p>
          </table:table-cell>
          <table:table-cell table:formula="of:=MID([.C226];4;2)" office:value-type="string" office:string-value="18" calcext:value-type="string">
            <text:p>18</text:p>
          </table:table-cell>
          <table:table-cell office:value-type="string" calcext:value-type="string">
            <text:p>MDL18EE0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Deepika <text:s/>G</text:p>
          </table:table-cell>
          <table:table-cell table:formula="of:=MID([.C227];4;2)" office:value-type="string" office:string-value="18" calcext:value-type="string">
            <text:p>18</text:p>
          </table:table-cell>
          <table:table-cell office:value-type="string" calcext:value-type="string">
            <text:p>MDL18EE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Harikrishnan <text:s/>M A</text:p>
          </table:table-cell>
          <table:table-cell table:formula="of:=MID([.C228];4;2)" office:value-type="string" office:string-value="18" calcext:value-type="string">
            <text:p>18</text:p>
          </table:table-cell>
          <table:table-cell office:value-type="string" calcext:value-type="string">
            <text:p>MDL18EE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Manu Babu Moolan</text:p>
          </table:table-cell>
          <table:table-cell table:formula="of:=MID([.C229];4;2)" office:value-type="string" office:string-value="18" calcext:value-type="string">
            <text:p>18</text:p>
          </table:table-cell>
          <table:table-cell office:value-type="string" calcext:value-type="string">
            <text:p>MDL18EE0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Mohammed <text:s/>Zubair.K. A</text:p>
          </table:table-cell>
          <table:table-cell table:formula="of:=MID([.C230];4;2)" office:value-type="string" office:string-value="18" calcext:value-type="string">
            <text:p>18</text:p>
          </table:table-cell>
          <table:table-cell office:value-type="string" calcext:value-type="string">
            <text:p>MDL18EE0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Muhammed Kans <text:s/>Ks</text:p>
          </table:table-cell>
          <table:table-cell table:formula="of:=MID([.C231];4;2)" office:value-type="string" office:string-value="18" calcext:value-type="string">
            <text:p>18</text:p>
          </table:table-cell>
          <table:table-cell office:value-type="string" calcext:value-type="string">
            <text:p>MDL18EE0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Nihal Abdul Majeed Pulath</text:p>
          </table:table-cell>
          <table:table-cell table:formula="of:=MID([.C232];4;2)" office:value-type="string" office:string-value="18" calcext:value-type="string">
            <text:p>18</text:p>
          </table:table-cell>
          <table:table-cell office:value-type="string" calcext:value-type="string">
            <text:p>MDL18EE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Rishikesh <text:s/>K</text:p>
          </table:table-cell>
          <table:table-cell table:formula="of:=MID([.C233];4;2)" office:value-type="string" office:string-value="18" calcext:value-type="string">
            <text:p>18</text:p>
          </table:table-cell>
          <table:table-cell office:value-type="string" calcext:value-type="string">
            <text:p>MDL18EE0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Sanjay <text:s/>P.U</text:p>
          </table:table-cell>
          <table:table-cell table:formula="of:=MID([.C234];4;2)" office:value-type="string" office:string-value="18" calcext:value-type="string">
            <text:p>18</text:p>
          </table:table-cell>
          <table:table-cell office:value-type="string" calcext:value-type="string">
            <text:p>MDL18EE0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S <text:s/>Nandana</text:p>
          </table:table-cell>
          <table:table-cell table:formula="of:=MID([.C235];4;2)" office:value-type="string" office:string-value="18" calcext:value-type="string">
            <text:p>18</text:p>
          </table:table-cell>
          <table:table-cell office:value-type="string" calcext:value-type="string">
            <text:p>MDL18EE0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Mohammed Farhan K. S</text:p>
          </table:table-cell>
          <table:table-cell table:formula="of:=MID([.C236];4;2)" office:value-type="string" office:string-value="18" calcext:value-type="string">
            <text:p>18</text:p>
          </table:table-cell>
          <table:table-cell office:value-type="string" calcext:value-type="string">
            <text:p>MUT18EE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Ameer <text:s/>Muhammed</text:p>
          </table:table-cell>
          <table:table-cell table:formula="of:=MID([.C237];4;2)" office:value-type="string" office:string-value="18" calcext:value-type="string">
            <text:p>18</text:p>
          </table:table-cell>
          <table:table-cell office:value-type="string" calcext:value-type="string">
            <text:p>TCR18EE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Ann Mary Tom C <text:s/></text:p>
          </table:table-cell>
          <table:table-cell table:formula="of:=MID([.C238];4;2)" office:value-type="string" office:string-value="18" calcext:value-type="string">
            <text:p>18</text:p>
          </table:table-cell>
          <table:table-cell office:value-type="string" calcext:value-type="string">
            <text:p>IDK18EE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M Aiswarya Nair</text:p>
          </table:table-cell>
          <table:table-cell table:formula="of:=MID([.C239];5;2)" office:value-type="string" office:string-value="18" calcext:value-type="string">
            <text:p>18</text:p>
          </table:table-cell>
          <table:table-cell office:value-type="string" calcext:value-type="string">
            <text:p>LMDL18EE0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swin <text:s/>R</text:p>
          </table:table-cell>
          <table:table-cell table:formula="of:=MID([.C240];4;2)" office:value-type="string" office:string-value="18" calcext:value-type="string">
            <text:p>18</text:p>
          </table:table-cell>
          <table:table-cell office:value-type="string" calcext:value-type="string">
            <text:p>MAC18EE0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Cinta <text:s/>Jose</text:p>
          </table:table-cell>
          <table:table-cell table:formula="of:=MID([.C241];4;2)" office:value-type="string" office:string-value="18" calcext:value-type="string">
            <text:p>18</text:p>
          </table:table-cell>
          <table:table-cell office:value-type="string" calcext:value-type="string">
            <text:p>MAC18EE0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Priya <text:s/>Jude</text:p>
          </table:table-cell>
          <table:table-cell table:formula="of:=MID([.C242];4;2)" office:value-type="string" office:string-value="18" calcext:value-type="string">
            <text:p>18</text:p>
          </table:table-cell>
          <table:table-cell office:value-type="string" calcext:value-type="string">
            <text:p>MAC18EE0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fna <text:s/>Rahim</text:p>
          </table:table-cell>
          <table:table-cell table:formula="of:=MID([.C243];4;2)" office:value-type="string" office:string-value="18" calcext:value-type="string">
            <text:p>18</text:p>
          </table:table-cell>
          <table:table-cell office:value-type="string" calcext:value-type="string">
            <text:p>MDL18EE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iswarya <text:s/>Shibu</text:p>
          </table:table-cell>
          <table:table-cell table:formula="of:=MID([.C244];4;2)" office:value-type="string" office:string-value="18" calcext:value-type="string">
            <text:p>18</text:p>
          </table:table-cell>
          <table:table-cell office:value-type="string" calcext:value-type="string">
            <text:p>MDL18EE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kshayraj <text:s/>K R</text:p>
          </table:table-cell>
          <table:table-cell table:formula="of:=MID([.C245];4;2)" office:value-type="string" office:string-value="18" calcext:value-type="string">
            <text:p>18</text:p>
          </table:table-cell>
          <table:table-cell office:value-type="string" calcext:value-type="string">
            <text:p>MDL18EE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lvin <text:s/>Antony</text:p>
          </table:table-cell>
          <table:table-cell table:formula="of:=MID([.C246];4;2)" office:value-type="string" office:string-value="18" calcext:value-type="string">
            <text:p>18</text:p>
          </table:table-cell>
          <table:table-cell office:value-type="string" calcext:value-type="string">
            <text:p>MDL18EE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mal <text:s/>Makkar</text:p>
          </table:table-cell>
          <table:table-cell table:formula="of:=MID([.C247];4;2)" office:value-type="string" office:string-value="18" calcext:value-type="string">
            <text:p>18</text:p>
          </table:table-cell>
          <table:table-cell office:value-type="string" calcext:value-type="string">
            <text:p>MDL18EE0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mal <text:s/>Raj K</text:p>
          </table:table-cell>
          <table:table-cell table:formula="of:=MID([.C248];4;2)" office:value-type="string" office:string-value="18" calcext:value-type="string">
            <text:p>18</text:p>
          </table:table-cell>
          <table:table-cell office:value-type="string" calcext:value-type="string">
            <text:p>MDL18EE0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nchith <text:s/>Madhav A L</text:p>
          </table:table-cell>
          <table:table-cell table:formula="of:=MID([.C249];4;2)" office:value-type="string" office:string-value="18" calcext:value-type="string">
            <text:p>18</text:p>
          </table:table-cell>
          <table:table-cell office:value-type="string" calcext:value-type="string">
            <text:p>MDL18EE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njitha <text:s/>K J</text:p>
          </table:table-cell>
          <table:table-cell table:formula="of:=MID([.C250];4;2)" office:value-type="string" office:string-value="18" calcext:value-type="string">
            <text:p>18</text:p>
          </table:table-cell>
          <table:table-cell office:value-type="string" calcext:value-type="string">
            <text:p>MDL18EE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ntony P S</text:p>
          </table:table-cell>
          <table:table-cell table:formula="of:=MID([.C251];4;2)" office:value-type="string" office:string-value="18" calcext:value-type="string">
            <text:p>18</text:p>
          </table:table-cell>
          <table:table-cell office:value-type="string" calcext:value-type="string">
            <text:p>MDL18EE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ravind <text:s/>G</text:p>
          </table:table-cell>
          <table:table-cell table:formula="of:=MID([.C252];4;2)" office:value-type="string" office:string-value="18" calcext:value-type="string">
            <text:p>18</text:p>
          </table:table-cell>
          <table:table-cell office:value-type="string" calcext:value-type="string">
            <text:p>MDL18EE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rya S Kartha</text:p>
          </table:table-cell>
          <table:table-cell table:formula="of:=MID([.C253];4;2)" office:value-type="string" office:string-value="18" calcext:value-type="string">
            <text:p>18</text:p>
          </table:table-cell>
          <table:table-cell office:value-type="string" calcext:value-type="string">
            <text:p>MDL18EE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Della Ann James</text:p>
          </table:table-cell>
          <table:table-cell table:formula="of:=MID([.C254];4;2)" office:value-type="string" office:string-value="18" calcext:value-type="string">
            <text:p>18</text:p>
          </table:table-cell>
          <table:table-cell office:value-type="string" calcext:value-type="string">
            <text:p>MDL18EE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Dhruvan A Kumar</text:p>
          </table:table-cell>
          <table:table-cell table:formula="of:=MID([.C255];4;2)" office:value-type="string" office:string-value="18" calcext:value-type="string">
            <text:p>18</text:p>
          </table:table-cell>
          <table:table-cell office:value-type="string" calcext:value-type="string">
            <text:p>MDL18EE0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Geetika <text:s/>Ps</text:p>
          </table:table-cell>
          <table:table-cell table:formula="of:=MID([.C256];4;2)" office:value-type="string" office:string-value="18" calcext:value-type="string">
            <text:p>18</text:p>
          </table:table-cell>
          <table:table-cell office:value-type="string" calcext:value-type="string">
            <text:p>MDL18EE0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Hisana <text:s/>Mohamed Rafi</text:p>
          </table:table-cell>
          <table:table-cell table:formula="of:=MID([.C257];4;2)" office:value-type="string" office:string-value="18" calcext:value-type="string">
            <text:p>18</text:p>
          </table:table-cell>
          <table:table-cell office:value-type="string" calcext:value-type="string">
            <text:p>MDL18EE0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Jayakrishnan <text:s/>J</text:p>
          </table:table-cell>
          <table:table-cell table:formula="of:=MID([.C258];4;2)" office:value-type="string" office:string-value="18" calcext:value-type="string">
            <text:p>18</text:p>
          </table:table-cell>
          <table:table-cell office:value-type="string" calcext:value-type="string">
            <text:p>MDL18EE0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Kalyani <text:s/>Joshy</text:p>
          </table:table-cell>
          <table:table-cell table:formula="of:=MID([.C259];4;2)" office:value-type="string" office:string-value="18" calcext:value-type="string">
            <text:p>18</text:p>
          </table:table-cell>
          <table:table-cell office:value-type="string" calcext:value-type="string">
            <text:p>MDL18EE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Kiran <text:s/>Manoj</text:p>
          </table:table-cell>
          <table:table-cell table:formula="of:=MID([.C260];4;2)" office:value-type="string" office:string-value="18" calcext:value-type="string">
            <text:p>18</text:p>
          </table:table-cell>
          <table:table-cell office:value-type="string" calcext:value-type="string">
            <text:p>MDL18EE0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Krishnadas <text:s/>Babu</text:p>
          </table:table-cell>
          <table:table-cell table:formula="of:=MID([.C261];4;2)" office:value-type="string" office:string-value="18" calcext:value-type="string">
            <text:p>18</text:p>
          </table:table-cell>
          <table:table-cell office:value-type="string" calcext:value-type="string">
            <text:p>MDL18EE0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Manya <text:s/>Shaji</text:p>
          </table:table-cell>
          <table:table-cell table:formula="of:=MID([.C262];4;2)" office:value-type="string" office:string-value="18" calcext:value-type="string">
            <text:p>18</text:p>
          </table:table-cell>
          <table:table-cell office:value-type="string" calcext:value-type="string">
            <text:p>MDL18EE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Meenu Gayathri <text:s/>S</text:p>
          </table:table-cell>
          <table:table-cell table:formula="of:=MID([.C263];4;2)" office:value-type="string" office:string-value="18" calcext:value-type="string">
            <text:p>18</text:p>
          </table:table-cell>
          <table:table-cell office:value-type="string" calcext:value-type="string">
            <text:p>MDL18EE0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Mohamed <text:s/>Nadeer</text:p>
          </table:table-cell>
          <table:table-cell table:formula="of:=MID([.C264];4;2)" office:value-type="string" office:string-value="18" calcext:value-type="string">
            <text:p>18</text:p>
          </table:table-cell>
          <table:table-cell office:value-type="string" calcext:value-type="string">
            <text:p>MDL18EE0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Mohammed <text:s/>Yaseen</text:p>
          </table:table-cell>
          <table:table-cell table:formula="of:=MID([.C265];4;2)" office:value-type="string" office:string-value="18" calcext:value-type="string">
            <text:p>18</text:p>
          </table:table-cell>
          <table:table-cell office:value-type="string" calcext:value-type="string">
            <text:p>MDL18EE0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Nazarin <text:s/>Nizar</text:p>
          </table:table-cell>
          <table:table-cell table:formula="of:=MID([.C266];4;2)" office:value-type="string" office:string-value="18" calcext:value-type="string">
            <text:p>18</text:p>
          </table:table-cell>
          <table:table-cell office:value-type="string" calcext:value-type="string">
            <text:p>MDL18EE0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N G <text:s/>Akhildas</text:p>
          </table:table-cell>
          <table:table-cell table:formula="of:=MID([.C267];4;2)" office:value-type="string" office:string-value="18" calcext:value-type="string">
            <text:p>18</text:p>
          </table:table-cell>
          <table:table-cell office:value-type="string" calcext:value-type="string">
            <text:p>MDL18EE0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Nithyasree <text:s/>Balaji</text:p>
          </table:table-cell>
          <table:table-cell table:formula="of:=MID([.C268];4;2)" office:value-type="string" office:string-value="18" calcext:value-type="string">
            <text:p>18</text:p>
          </table:table-cell>
          <table:table-cell office:value-type="string" calcext:value-type="string">
            <text:p>MDL18EE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Preetham <text:s/>P N</text:p>
          </table:table-cell>
          <table:table-cell table:formula="of:=MID([.C269];4;2)" office:value-type="string" office:string-value="18" calcext:value-type="string">
            <text:p>18</text:p>
          </table:table-cell>
          <table:table-cell office:value-type="string" calcext:value-type="string">
            <text:p>MDL18EE0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Raghuram <text:s/>Anand</text:p>
          </table:table-cell>
          <table:table-cell table:formula="of:=MID([.C270];4;2)" office:value-type="string" office:string-value="18" calcext:value-type="string">
            <text:p>18</text:p>
          </table:table-cell>
          <table:table-cell office:value-type="string" calcext:value-type="string">
            <text:p>MDL18EE0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Raiza <text:s/>M.A</text:p>
          </table:table-cell>
          <table:table-cell table:formula="of:=MID([.C271];4;2)" office:value-type="string" office:string-value="18" calcext:value-type="string">
            <text:p>18</text:p>
          </table:table-cell>
          <table:table-cell office:value-type="string" calcext:value-type="string">
            <text:p>MDL18EE0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Rosy Tress J <text:s/>Kudakasserry</text:p>
          </table:table-cell>
          <table:table-cell table:formula="of:=MID([.C272];4;2)" office:value-type="string" office:string-value="18" calcext:value-type="string">
            <text:p>18</text:p>
          </table:table-cell>
          <table:table-cell office:value-type="string" calcext:value-type="string">
            <text:p>MDL18EE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Ruby <text:s/>Agith</text:p>
          </table:table-cell>
          <table:table-cell table:formula="of:=MID([.C273];4;2)" office:value-type="string" office:string-value="18" calcext:value-type="string">
            <text:p>18</text:p>
          </table:table-cell>
          <table:table-cell office:value-type="string" calcext:value-type="string">
            <text:p>MDL18EE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Sahala <text:s/>Azees</text:p>
          </table:table-cell>
          <table:table-cell table:formula="of:=MID([.C274];4;2)" office:value-type="string" office:string-value="18" calcext:value-type="string">
            <text:p>18</text:p>
          </table:table-cell>
          <table:table-cell office:value-type="string" calcext:value-type="string">
            <text:p>MDL18EE0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Sahal <text:s/>Ali</text:p>
          </table:table-cell>
          <table:table-cell table:formula="of:=MID([.C275];4;2)" office:value-type="string" office:string-value="18" calcext:value-type="string">
            <text:p>18</text:p>
          </table:table-cell>
          <table:table-cell office:value-type="string" calcext:value-type="string">
            <text:p>MDL18EE0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Sebin <text:s/>Thomson</text:p>
          </table:table-cell>
          <table:table-cell table:formula="of:=MID([.C276];4;2)" office:value-type="string" office:string-value="18" calcext:value-type="string">
            <text:p>18</text:p>
          </table:table-cell>
          <table:table-cell office:value-type="string" calcext:value-type="string">
            <text:p>MDL18EE0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Smriti <text:s/>Krishnan</text:p>
          </table:table-cell>
          <table:table-cell table:formula="of:=MID([.C277];4;2)" office:value-type="string" office:string-value="18" calcext:value-type="string">
            <text:p>18</text:p>
          </table:table-cell>
          <table:table-cell office:value-type="string" calcext:value-type="string">
            <text:p>MDL18EE0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Soorya <text:s/>Krishnanunni</text:p>
          </table:table-cell>
          <table:table-cell table:formula="of:=MID([.C278];4;2)" office:value-type="string" office:string-value="18" calcext:value-type="string">
            <text:p>18</text:p>
          </table:table-cell>
          <table:table-cell office:value-type="string" calcext:value-type="string">
            <text:p>MDL18EE0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S Vipin <text:s/>Kumar</text:p>
          </table:table-cell>
          <table:table-cell table:formula="of:=MID([.C279];4;2)" office:value-type="string" office:string-value="18" calcext:value-type="string">
            <text:p>18</text:p>
          </table:table-cell>
          <table:table-cell office:value-type="string" calcext:value-type="string">
            <text:p>MDL18EE0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Vishnu <text:s/>Pc</text:p>
          </table:table-cell>
          <table:table-cell table:formula="of:=MID([.C280];4;2)" office:value-type="string" office:string-value="18" calcext:value-type="string">
            <text:p>18</text:p>
          </table:table-cell>
          <table:table-cell office:value-type="string" calcext:value-type="string">
            <text:p>MDL18EE0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Vishnu <text:s/>Premanandan</text:p>
          </table:table-cell>
          <table:table-cell table:formula="of:=MID([.C281];4;2)" office:value-type="string" office:string-value="18" calcext:value-type="string">
            <text:p>18</text:p>
          </table:table-cell>
          <table:table-cell office:value-type="string" calcext:value-type="string">
            <text:p>MDL18EE0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William Jude Antony</text:p>
          </table:table-cell>
          <table:table-cell table:formula="of:=MID([.C282];4;2)" office:value-type="string" office:string-value="18" calcext:value-type="string">
            <text:p>18</text:p>
          </table:table-cell>
          <table:table-cell office:value-type="string" calcext:value-type="string">
            <text:p>MDL18EE0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bhirami <text:s/>Aruldas</text:p>
          </table:table-cell>
          <table:table-cell table:formula="of:=MID([.C283];4;2)" office:value-type="string" office:string-value="18" calcext:value-type="string">
            <text:p>18</text:p>
          </table:table-cell>
          <table:table-cell office:value-type="string" calcext:value-type="string">
            <text:p>TCR18EE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chyuth K Ravidas</text:p>
          </table:table-cell>
          <table:table-cell table:formula="of:=MID([.C284];4;2)" office:value-type="string" office:string-value="18" calcext:value-type="string">
            <text:p>18</text:p>
          </table:table-cell>
          <table:table-cell office:value-type="string" calcext:value-type="string">
            <text:p>IDK18ME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6</text:p>
          </table:table-cell>
        </table:table-row>
        <table:table-row table:style-name="ro1">
          <table:table-cell office:value-type="string" calcext:value-type="string">
            <text:p>Ashwin Tom Joseph</text:p>
          </table:table-cell>
          <table:table-cell table:formula="of:=MID([.C285];4;2)" office:value-type="string" office:string-value="18" calcext:value-type="string">
            <text:p>18</text:p>
          </table:table-cell>
          <table:table-cell office:value-type="string" calcext:value-type="string">
            <text:p>MAC18ME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6</text:p>
          </table:table-cell>
        </table:table-row>
        <table:table-row table:style-name="ro1">
          <table:table-cell office:value-type="string" calcext:value-type="string">
            <text:p>Athul Krishna A S</text:p>
          </table:table-cell>
          <table:table-cell table:formula="of:=MID([.C286];4;2)" office:value-type="string" office:string-value="18" calcext:value-type="string">
            <text:p>18</text:p>
          </table:table-cell>
          <table:table-cell office:value-type="string" calcext:value-type="string">
            <text:p>TKM18ME0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6</text:p>
          </table:table-cell>
        </table:table-row>
        <table:table-row table:style-name="ro1">
          <table:table-cell office:value-type="string" calcext:value-type="string">
            <text:p>Harikrishnan K M</text:p>
          </table:table-cell>
          <table:table-cell table:formula="of:=MID([.C287];4;2)" office:value-type="string" office:string-value="18" calcext:value-type="string">
            <text:p>18</text:p>
          </table:table-cell>
          <table:table-cell office:value-type="string" calcext:value-type="string">
            <text:p>TKM18ME0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6</text:p>
          </table:table-cell>
        </table:table-row>
        <table:table-row table:style-name="ro1">
          <table:table-cell office:value-type="string" calcext:value-type="string">
            <text:p>Midhun P V</text:p>
          </table:table-cell>
          <table:table-cell table:formula="of:=MID([.C288];4;2)" office:value-type="string" office:string-value="18" calcext:value-type="string">
            <text:p>18</text:p>
          </table:table-cell>
          <table:table-cell office:value-type="string" calcext:value-type="string">
            <text:p>TKM18ME0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6</text:p>
          </table:table-cell>
        </table:table-row>
        <table:table-row table:style-name="ro1">
          <table:table-cell office:value-type="string" calcext:value-type="string">
            <text:p>Mohammed Zafer Yab C <text:s text:c="2"/>K</text:p>
          </table:table-cell>
          <table:table-cell table:formula="of:=MID([.C289];4;2)" office:value-type="string" office:string-value="18" calcext:value-type="string">
            <text:p>18</text:p>
          </table:table-cell>
          <table:table-cell office:value-type="string" calcext:value-type="string">
            <text:p>TKM18ME0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6</text:p>
          </table:table-cell>
        </table:table-row>
        <table:table-row table:style-name="ro1">
          <table:table-cell office:value-type="string" calcext:value-type="string">
            <text:p>V <text:s/>Harikrishnan</text:p>
          </table:table-cell>
          <table:table-cell table:formula="of:=MID([.C290];4;2)" office:value-type="string" office:string-value="18" calcext:value-type="string">
            <text:p>18</text:p>
          </table:table-cell>
          <table:table-cell office:value-type="string" calcext:value-type="string">
            <text:p>TKM18ME1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6</text:p>
          </table:table-cell>
        </table:table-row>
        <table:table-row table:style-name="ro1">
          <table:table-cell office:value-type="string" calcext:value-type="string">
            <text:p>Akash Antony Joseph</text:p>
          </table:table-cell>
          <table:table-cell table:formula="of:=MID([.C291];4;2)" office:value-type="string" office:string-value="18" calcext:value-type="string">
            <text:p>18</text:p>
          </table:table-cell>
          <table:table-cell office:value-type="string" calcext:value-type="string">
            <text:p>MUT18ME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8</text:p>
          </table:table-cell>
        </table:table-row>
        <table:table-row table:style-name="ro1">
          <table:table-cell office:value-type="string" calcext:value-type="string">
            <text:p>Cyril <text:s/>Padamadan</text:p>
          </table:table-cell>
          <table:table-cell table:formula="of:=MID([.C292];4;2)" office:value-type="string" office:string-value="18" calcext:value-type="string">
            <text:p>18</text:p>
          </table:table-cell>
          <table:table-cell office:value-type="string" calcext:value-type="string">
            <text:p>TKM18ME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8</text:p>
          </table:table-cell>
        </table:table-row>
        <table:table-row table:style-name="ro1">
          <table:table-cell office:value-type="string" calcext:value-type="string">
            <text:p>Vishnuprasad <text:s/>R</text:p>
          </table:table-cell>
          <table:table-cell table:formula="of:=MID([.C293];4;2)" office:value-type="string" office:string-value="18" calcext:value-type="string">
            <text:p>18</text:p>
          </table:table-cell>
          <table:table-cell office:value-type="string" calcext:value-type="string">
            <text:p>TKM18ME1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8</text:p>
          </table:table-cell>
        </table:table-row>
        <table:table-row table:style-name="ro1">
          <table:table-cell office:value-type="string" calcext:value-type="string">
            <text:p>P V Vijay <text:s/>Krishna</text:p>
          </table:table-cell>
          <table:table-cell table:formula="of:=MID([.C294];4;2)" office:value-type="string" office:string-value="18" calcext:value-type="string">
            <text:p>18</text:p>
          </table:table-cell>
          <table:table-cell office:value-type="string" calcext:value-type="string">
            <text:p>TRV18ME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8</text:p>
          </table:table-cell>
        </table:table-row>
        <table:table-row table:style-name="ro1">
          <table:table-cell office:value-type="string" calcext:value-type="string">
            <text:p>Madhav <text:s/>Prakash</text:p>
          </table:table-cell>
          <table:table-cell table:formula="of:=MID([.C295];4;2)" office:value-type="string" office:string-value="18" calcext:value-type="string">
            <text:p>18</text:p>
          </table:table-cell>
          <table:table-cell office:value-type="string" calcext:value-type="string">
            <text:p>TKM18ME0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2</text:p>
          </table:table-cell>
        </table:table-row>
        <table:table-row table:style-name="ro1">
          <table:table-cell office:value-type="string" calcext:value-type="string">
            <text:p>Thufail Thalhath Thajudeen</text:p>
          </table:table-cell>
          <table:table-cell table:formula="of:=MID([.C296];4;2)" office:value-type="string" office:string-value="18" calcext:value-type="string">
            <text:p>18</text:p>
          </table:table-cell>
          <table:table-cell office:value-type="string" calcext:value-type="string">
            <text:p>TKM18ME1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2</text:p>
          </table:table-cell>
        </table:table-row>
        <table:table-row table:style-name="ro1">
          <table:table-cell office:value-type="string" calcext:value-type="string">
            <text:p>Abdul Rahman A</text:p>
          </table:table-cell>
          <table:table-cell table:formula="of:=MID([.C297];4;2)" office:value-type="string" office:string-value="18" calcext:value-type="string">
            <text:p>18</text:p>
          </table:table-cell>
          <table:table-cell office:value-type="string" calcext:value-type="string">
            <text:p>MAC18ME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4</text:p>
          </table:table-cell>
        </table:table-row>
        <table:table-row table:style-name="ro1">
          <table:table-cell office:value-type="string" calcext:value-type="string">
            <text:p>Amritha <text:s/>Sudheer</text:p>
          </table:table-cell>
          <table:table-cell table:formula="of:=MID([.C298];4;2)" office:value-type="string" office:string-value="18" calcext:value-type="string">
            <text:p>18</text:p>
          </table:table-cell>
          <table:table-cell office:value-type="string" calcext:value-type="string">
            <text:p>AIK18ME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Akash <text:s/>P B</text:p>
          </table:table-cell>
          <table:table-cell table:formula="of:=MID([.C299];4;2)" office:value-type="string" office:string-value="18" calcext:value-type="string">
            <text:p>18</text:p>
          </table:table-cell>
          <table:table-cell office:value-type="string" calcext:value-type="string">
            <text:p>MAC18ME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Muhammed Sahal V <text:s/>N <text:s/></text:p>
          </table:table-cell>
          <table:table-cell table:formula="of:=MID([.C300];4;2)" office:value-type="string" office:string-value="18" calcext:value-type="string">
            <text:p>18</text:p>
          </table:table-cell>
          <table:table-cell office:value-type="string" calcext:value-type="string">
            <text:p>MAC18ME0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Sanjay V Nair</text:p>
          </table:table-cell>
          <table:table-cell table:formula="of:=MID([.C301];4;2)" office:value-type="string" office:string-value="18" calcext:value-type="string">
            <text:p>18</text:p>
          </table:table-cell>
          <table:table-cell office:value-type="string" calcext:value-type="string">
            <text:p>MAC18ME0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Austin <text:s/>Joseph</text:p>
          </table:table-cell>
          <table:table-cell table:formula="of:=MID([.C302];4;2)" office:value-type="string" office:string-value="18" calcext:value-type="string">
            <text:p>18</text:p>
          </table:table-cell>
          <table:table-cell office:value-type="string" calcext:value-type="string">
            <text:p>MBI18ME0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Abdul Rizwan Shams</text:p>
          </table:table-cell>
          <table:table-cell table:formula="of:=MID([.C303];4;2)" office:value-type="string" office:string-value="18" calcext:value-type="string">
            <text:p>18</text:p>
          </table:table-cell>
          <table:table-cell office:value-type="string" calcext:value-type="string">
            <text:p>MUT18ME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Bharath P. B</text:p>
          </table:table-cell>
          <table:table-cell table:formula="of:=MID([.C2];4;2)" office:value-type="string" office:string-value="18" calcext:value-type="string">
            <text:p>18</text:p>
          </table:table-cell>
          <table:table-cell office:value-type="string" calcext:value-type="string">
            <text:p>MUT18ME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Gokul Roshin P</text:p>
          </table:table-cell>
          <table:table-cell table:formula="of:=MID([.C306];4;2)" office:value-type="string" office:string-value="18" calcext:value-type="string">
            <text:p>18</text:p>
          </table:table-cell>
          <table:table-cell office:value-type="string" calcext:value-type="string">
            <text:p>MUT18ME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Mohammed <text:s/>Rizvin</text:p>
          </table:table-cell>
          <table:table-cell table:formula="of:=MID([.C307];4;2)" office:value-type="string" office:string-value="18" calcext:value-type="string">
            <text:p>18</text:p>
          </table:table-cell>
          <table:table-cell office:value-type="string" calcext:value-type="string">
            <text:p>MUT18ME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Nimal Y Kumar</text:p>
          </table:table-cell>
          <table:table-cell table:formula="of:=MID([.C308];4;2)" office:value-type="string" office:string-value="18" calcext:value-type="string">
            <text:p>18</text:p>
          </table:table-cell>
          <table:table-cell office:value-type="string" calcext:value-type="string">
            <text:p>MUT18ME0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Ridhin <text:s/>Sam</text:p>
          </table:table-cell>
          <table:table-cell table:formula="of:=MID([.C309];4;2)" office:value-type="string" office:string-value="18" calcext:value-type="string">
            <text:p>18</text:p>
          </table:table-cell>
          <table:table-cell office:value-type="string" calcext:value-type="string">
            <text:p>MUT18ME0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Sobin <text:s/>James</text:p>
          </table:table-cell>
          <table:table-cell table:formula="of:=MID([.C310];4;2)" office:value-type="string" office:string-value="18" calcext:value-type="string">
            <text:p>18</text:p>
          </table:table-cell>
          <table:table-cell office:value-type="string" calcext:value-type="string">
            <text:p>MUT18ME0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Soj <text:s/>Soloman</text:p>
          </table:table-cell>
          <table:table-cell table:formula="of:=MID([.C311];4;2)" office:value-type="string" office:string-value="18" calcext:value-type="string">
            <text:p>18</text:p>
          </table:table-cell>
          <table:table-cell office:value-type="string" calcext:value-type="string">
            <text:p>MUT18ME0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Midhun <text:s/>R</text:p>
          </table:table-cell>
          <table:table-cell table:formula="of:=MID([.C312];4;2)" office:value-type="string" office:string-value="18" calcext:value-type="string">
            <text:p>18</text:p>
          </table:table-cell>
          <table:table-cell office:value-type="string" calcext:value-type="string">
            <text:p>RCE18ME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Anandha Krishnan R</text:p>
          </table:table-cell>
          <table:table-cell table:formula="of:=MID([.C313];4;2)" office:value-type="string" office:string-value="18" calcext:value-type="string">
            <text:p>18</text:p>
          </table:table-cell>
          <table:table-cell office:value-type="string" calcext:value-type="string">
            <text:p>TVE18ME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Muhammad Althwaf A .K</text:p>
          </table:table-cell>
          <table:table-cell table:formula="of:=MID([.C314];4;2)" office:value-type="string" office:string-value="18" calcext:value-type="string">
            <text:p>18</text:p>
          </table:table-cell>
          <table:table-cell office:value-type="string" calcext:value-type="string">
            <text:p>TVE18ME0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C H Ganapadmesh</text:p>
          </table:table-cell>
          <table:table-cell table:formula="of:=MID([.C315];4;2)" office:value-type="string" office:string-value="18" calcext:value-type="string">
            <text:p>18</text:p>
          </table:table-cell>
          <table:table-cell office:value-type="string" calcext:value-type="string">
            <text:p>SCT18MP0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P374</text:p>
          </table:table-cell>
        </table:table-row>
        <table:table-row table:style-name="ro1">
          <table:table-cell office:value-type="string" calcext:value-type="string">
            <text:p>Rahul K. A</text:p>
          </table:table-cell>
          <table:table-cell table:formula="of:=MID([.C316];4;2)" office:value-type="string" office:string-value="18" calcext:value-type="string">
            <text:p>18</text:p>
          </table:table-cell>
          <table:table-cell office:value-type="string" calcext:value-type="string">
            <text:p>JEC18MC0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3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 number:title="User-defined">
      <number:day-of-week/>
      <number:text> </number:text>
      <number:day number:style="long"/>
      <number:text> </number:text>
      <number:month number:style="long"/>
      <number:text> </number:text>
      <number:year/>
    </number:date-style>
    <number:date-style style:name="N112" number:title="User-defined">
      <number:day number:style="long"/>
      <number:text> </number:text>
      <number:month number:style="long"/>
      <number:text> </number:text>
      <number:year/>
      <number:text> </number:text>
      <number:day-of-week/>
    </number:date-style>
    <number:date-style style:name="N113">
      <number:day number:style="long"/>
      <number:text>-</number:text>
      <number:month number:style="long"/>
      <number:text>-</number:text>
      <number:year/>
      <number:text>(</number:text>
      <number:day-of-week/>
      <number:text>)</number:text>
    </number:date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 style:data-style-name="N2" text:time-value="11:02:10.4329451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10:30:42.666759271</meta:creation-date>
    <meta:generator>LibreOffice/6.4.7.2$Linux_X86_64 LibreOffice_project/40$Build-2</meta:generator>
    <dc:date>2021-08-16T11:02:36.986513318</dc:date>
    <meta:editing-duration>PT22M34S</meta:editing-duration>
    <meta:editing-cycles>3</meta:editing-cycles>
    <meta:document-statistic meta:table-count="1" meta:cell-count="1575" meta:object-count="0"/>
  </office:meta>
</office:document-meta>
</file>